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9638*"/>
    </style:style>
    <style:style style:name="Tableau1.A1" style:family="table-cell">
      <style:table-cell-properties style:vertical-align="middle" fo:background-color="#c9daf8" fo:padding="0.176cm" fo:border="1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9638*"/>
    </style:style>
    <style:style style:name="Tableau2.A1" style:family="table-cell">
      <style:table-cell-properties style:vertical-align="middle" fo:background-color="#c9daf8" fo:padding="0.176cm" fo:border="1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9638*"/>
    </style:style>
    <style:style style:name="Tableau3.A1" style:family="table-cell">
      <style:table-cell-properties style:vertical-align="middle" fo:background-color="#c9daf8" fo:padding="0.176cm" fo:border="1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9638*"/>
    </style:style>
    <style:style style:name="Tableau4.A1" style:family="table-cell">
      <style:table-cell-properties style:vertical-align="middle" fo:background-color="#c9daf8" fo:padding="0.176cm" fo:border="1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3.992cm" style:rel-column-width="2263*"/>
    </style:style>
    <style:style style:name="Tableau5.B" style:family="table-column">
      <style:table-column-properties style:column-width="7.011cm" style:rel-column-width="3975*"/>
    </style:style>
    <style:style style:name="Tableau5.C" style:family="table-column">
      <style:table-column-properties style:column-width="5.997cm" style:rel-column-width="3400*"/>
    </style:style>
    <style:style style:name="Tableau5.A1" style:family="table-cell">
      <style:table-cell-properties style:vertical-align="middle" fo:padding="0.176cm" fo:border="1pt solid #000000"/>
    </style:style>
    <style:style style:name="Tableau6" style:family="table">
      <style:table-properties style:width="17cm" table:align="margins"/>
    </style:style>
    <style:style style:name="Tableau6.A" style:family="table-column">
      <style:table-column-properties style:column-width="17cm" style:rel-column-width="9638*"/>
    </style:style>
    <style:style style:name="Tableau6.A1" style:family="table-cell">
      <style:table-cell-properties style:vertical-align="middle" fo:background-color="#c9daf8" fo:padding="0.176cm" fo:border="1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9638*"/>
    </style:style>
    <style:style style:name="Tableau7.A1" style:family="table-cell">
      <style:table-cell-properties style:vertical-align="middle" fo:background-color="#c9daf8" fo:padding="0.176cm" fo:border="1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9638*"/>
    </style:style>
    <style:style style:name="Tableau8.A1" style:family="table-cell">
      <style:table-cell-properties style:vertical-align="middle" fo:background-color="#c9daf8" fo:padding="0.176cm" fo:border="1pt solid #000000">
        <style:background-image/>
      </style:table-cell-properties>
    </style:style>
    <style:style style:name="Tableau9" style:family="table">
      <style:table-properties style:width="16.489cm" table:align="left"/>
    </style:style>
    <style:style style:name="Tableau9.A" style:family="table-column">
      <style:table-column-properties style:column-width="2.93cm"/>
    </style:style>
    <style:style style:name="Tableau9.B" style:family="table-column">
      <style:table-column-properties style:column-width="2.427cm"/>
    </style:style>
    <style:style style:name="Tableau9.C" style:family="table-column">
      <style:table-column-properties style:column-width="11.132cm"/>
    </style:style>
    <style:style style:name="Tableau9.A1" style:family="table-cell">
      <style:table-cell-properties style:vertical-align="middle" fo:background-color="#ffffff" fo:padding="0.071cm" fo:border="0.75pt solid #000000">
        <style:background-image/>
      </style:table-cell-properties>
    </style:style>
    <style:style style:name="Tableau10" style:family="table">
      <style:table-properties style:width="16.489cm" table:align="left"/>
    </style:style>
    <style:style style:name="Tableau10.A" style:family="table-column">
      <style:table-column-properties style:column-width="2.824cm"/>
    </style:style>
    <style:style style:name="Tableau10.B" style:family="table-column">
      <style:table-column-properties style:column-width="2.533cm"/>
    </style:style>
    <style:style style:name="Tableau10.C" style:family="table-column">
      <style:table-column-properties style:column-width="11.132cm"/>
    </style:style>
    <style:style style:name="Tableau10.A1" style:family="table-cell">
      <style:table-cell-properties style:vertical-align="middle" fo:background-color="#ffffff" fo:padding="0.071cm" fo:border="0.75pt solid #000000">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9638*"/>
    </style:style>
    <style:style style:name="Tableau11.A1" style:family="table-cell">
      <style:table-cell-properties style:vertical-align="middle" fo:background-color="#c9daf8" fo:padding="0.176cm" fo:border="1pt solid #000000">
        <style:background-image/>
      </style:table-cell-properties>
    </style:style>
    <style:style style:name="Tableau12" style:family="table">
      <style:table-properties style:width="17cm" table:align="margins"/>
    </style:style>
    <style:style style:name="Tableau12.A" style:family="table-column">
      <style:table-column-properties style:column-width="17cm" style:rel-column-width="9638*"/>
    </style:style>
    <style:style style:name="Tableau12.A1" style:family="table-cell">
      <style:table-cell-properties style:vertical-align="middle" fo:background-color="#c9daf8" fo:padding="0.176cm" fo:border="1pt solid #000000">
        <style:background-image/>
      </style:table-cell-properties>
    </style:style>
    <style:style style:name="Tableau13" style:family="table">
      <style:table-properties style:width="16.284cm" table:align="left"/>
    </style:style>
    <style:style style:name="Tableau13.A" style:family="table-column">
      <style:table-column-properties style:column-width="3.3cm"/>
    </style:style>
    <style:style style:name="Tableau13.B" style:family="table-column">
      <style:table-column-properties style:column-width="12.984cm"/>
    </style:style>
    <style:style style:name="Tableau13.A1" style:family="table-cell">
      <style:table-cell-properties style:vertical-align="middle" fo:padding="0.176cm" fo:border="1pt solid #000000"/>
    </style:style>
    <style:style style:name="P1"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line-height="138%" style:writing-mode="lr-tb"/>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list-style-name="L1">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10">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15">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16">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23">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24">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1">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 style:family="paragraph" style:parent-style-name="Text_20_body" style:list-style-name="L2">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 style:family="paragraph" style:parent-style-name="Text_20_body" style:list-style-name="L3">
      <style:paragraph-properties fo:margin-top="0cm" fo:margin-bottom="0cm" loext:contextual-spacing="false" fo:line-height="138%" fo:background-color="transparent" style:writing-mode="lr-tb">
        <style:background-image/>
      </style:paragraph-properties>
    </style:style>
    <style:style style:name="P15" style:family="paragraph" style:parent-style-name="Text_20_body" style:list-style-name="L4">
      <style:paragraph-properties fo:margin-top="0cm" fo:margin-bottom="0cm" loext:contextual-spacing="false" fo:line-height="138%" fo:background-color="transparent" style:writing-mode="lr-tb">
        <style:background-image/>
      </style:paragraph-properties>
    </style:style>
    <style:style style:name="P16" style:family="paragraph" style:parent-style-name="Text_20_body" style:list-style-name="L7">
      <style:paragraph-properties fo:margin-top="0cm" fo:margin-bottom="0cm" loext:contextual-spacing="false" fo:line-height="138%" fo:background-color="transparent" style:writing-mode="lr-tb">
        <style:background-image/>
      </style:paragraph-properties>
    </style:style>
    <style:style style:name="P17" style:family="paragraph" style:parent-style-name="Text_20_body" style:list-style-name="L8">
      <style:paragraph-properties fo:margin-top="0cm" fo:margin-bottom="0cm" loext:contextual-spacing="false" fo:line-height="138%" fo:background-color="transparent" style:writing-mode="lr-tb">
        <style:background-image/>
      </style:paragraph-properties>
    </style:style>
    <style:style style:name="P18" style:family="paragraph" style:parent-style-name="Text_20_body" style:list-style-name="L9">
      <style:paragraph-properties fo:margin-top="0cm" fo:margin-bottom="0cm" loext:contextual-spacing="false" fo:line-height="138%" fo:background-color="transparent" style:writing-mode="lr-tb">
        <style:background-image/>
      </style:paragraph-properties>
    </style:style>
    <style:style style:name="P19" style:family="paragraph" style:parent-style-name="Text_20_body" style:list-style-name="L10">
      <style:paragraph-properties fo:margin-top="0cm" fo:margin-bottom="0cm" loext:contextual-spacing="false" fo:line-height="138%" fo:background-color="transparent" style:writing-mode="lr-tb">
        <style:background-image/>
      </style:paragraph-properties>
    </style:style>
    <style:style style:name="P20" style:family="paragraph" style:parent-style-name="Text_20_body" style:list-style-name="L17">
      <style:paragraph-properties fo:margin-top="0cm" fo:margin-bottom="0cm" loext:contextual-spacing="false" fo:line-height="138%" fo:background-color="transparent" style:writing-mode="lr-tb">
        <style:background-image/>
      </style:paragraph-properties>
    </style:style>
    <style:style style:name="P21" style:family="paragraph" style:parent-style-name="Text_20_body" style:list-style-name="L18">
      <style:paragraph-properties fo:margin-top="0cm" fo:margin-bottom="0cm" loext:contextual-spacing="false" fo:line-height="138%" fo:background-color="transparent" style:writing-mode="lr-tb">
        <style:background-image/>
      </style:paragraph-properties>
    </style:style>
    <style:style style:name="P22" style:family="paragraph" style:parent-style-name="Text_20_body" style:list-style-name="L19">
      <style:paragraph-properties fo:margin-top="0cm" fo:margin-bottom="0cm" loext:contextual-spacing="false" fo:line-height="138%" fo:background-color="transparent" style:writing-mode="lr-tb">
        <style:background-image/>
      </style:paragraph-properties>
    </style:style>
    <style:style style:name="P23" style:family="paragraph" style:parent-style-name="Text_20_body" style:list-style-name="L20">
      <style:paragraph-properties fo:margin-top="0cm" fo:margin-bottom="0cm" loext:contextual-spacing="false" fo:line-height="138%" fo:background-color="transparent" style:writing-mode="lr-tb">
        <style:background-image/>
      </style:paragraph-properties>
    </style:style>
    <style:style style:name="P24" style:family="paragraph" style:parent-style-name="Text_20_body" style:list-style-name="L21">
      <style:paragraph-properties fo:margin-top="0cm" fo:margin-bottom="0cm" loext:contextual-spacing="false" fo:line-height="138%" fo:background-color="transparent" style:writing-mode="lr-tb">
        <style:background-image/>
      </style:paragraph-properties>
    </style:style>
    <style:style style:name="P25" style:family="paragraph" style:parent-style-name="Text_20_body" style:list-style-name="L22">
      <style:paragraph-properties fo:margin-top="0cm" fo:margin-bottom="0cm" loext:contextual-spacing="false" fo:line-height="138%" fo:background-color="transparent" style:writing-mode="lr-tb">
        <style:background-image/>
      </style:paragraph-properties>
    </style:style>
    <style:style style:name="P26" style:family="paragraph" style:parent-style-name="Text_20_body" style:list-style-name="L23">
      <style:paragraph-properties fo:margin-top="0cm" fo:margin-bottom="0cm" loext:contextual-spacing="false" fo:line-height="138%" fo:background-color="transparent" style:writing-mode="lr-tb">
        <style:background-image/>
      </style:paragraph-properties>
    </style:style>
    <style:style style:name="P27" style:family="paragraph" style:parent-style-name="Text_20_body" style:list-style-name="L24">
      <style:paragraph-properties fo:margin-top="0cm" fo:margin-bottom="0cm" loext:contextual-spacing="false" fo:line-height="138%" fo:background-color="transparent" style:writing-mode="lr-tb">
        <style:background-image/>
      </style:paragraph-properties>
    </style:style>
    <style:style style:name="P28"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24">
      <style:paragraph-properties fo:margin-top="0cm" fo:margin-bottom="0cm" loext:contextual-spacing="false" fo:line-height="138%" fo:background-color="#ffffff" style:writing-mode="lr-tb">
        <style:background-image/>
      </style:paragraph-properties>
    </style:style>
    <style:style style:name="P30" style:family="paragraph" style:parent-style-name="Text_20_body">
      <style:paragraph-properties fo:margin-left="0cm" fo:margin-right="0cm" fo:margin-top="0cm" fo:margin-bottom="0cm" loext:contextual-spacing="false" fo:line-height="138%" fo:text-indent="1.27cm" style:auto-text-indent="false" style:writing-mode="lr-tb"/>
    </style:style>
    <style:style style:name="P3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3" style:family="paragraph" style:parent-style-name="Text_20_body">
      <style:paragraph-properties fo:margin-left="1.27cm" fo:margin-right="0cm" fo:text-indent="0cm" style:auto-text-indent="false"/>
    </style:style>
    <style:style style:name="P34"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35" style:family="paragraph" style:parent-style-name="Text_20_body" style:list-style-name="L11">
      <style:paragraph-properties fo:margin-left="1.27cm" fo:margin-right="0cm" fo:margin-top="0cm" fo:margin-bottom="0cm" loext:contextual-spacing="false" fo:line-height="138%" fo:text-indent="0cm" style:auto-text-indent="false" fo:background-color="transparent" style:writing-mode="lr-tb">
        <style:background-image/>
      </style:paragraph-properties>
    </style:style>
    <style:style style:name="P36" style:family="paragraph" style:parent-style-name="Text_20_body" style:list-style-name="L12">
      <style:paragraph-properties fo:margin-left="1.27cm" fo:margin-right="0cm" fo:margin-top="0cm" fo:margin-bottom="0cm" loext:contextual-spacing="false" fo:line-height="138%" fo:text-indent="0cm" style:auto-text-indent="false" fo:background-color="transparent" style:writing-mode="lr-tb">
        <style:background-image/>
      </style:paragraph-properties>
    </style:style>
    <style:style style:name="P37" style:family="paragraph" style:parent-style-name="Text_20_body" style:list-style-name="L13">
      <style:paragraph-properties fo:margin-left="1.27cm" fo:margin-right="0cm" fo:margin-top="0cm" fo:margin-bottom="0cm" loext:contextual-spacing="false" fo:line-height="138%" fo:text-indent="0cm" style:auto-text-indent="false" fo:background-color="transparent" style:writing-mode="lr-tb">
        <style:background-image/>
      </style:paragraph-properties>
    </style:style>
    <style:style style:name="P38" style:family="paragraph" style:parent-style-name="Text_20_body" style:list-style-name="L14">
      <style:paragraph-properties fo:margin-left="1.27cm" fo:margin-right="0cm" fo:margin-top="0cm" fo:margin-bottom="0cm" loext:contextual-spacing="false" fo:line-height="138%" fo:text-indent="0cm" style:auto-text-indent="false" fo:background-color="transparent" style:writing-mode="lr-tb">
        <style:background-image/>
      </style:paragraph-properties>
    </style:style>
    <style:style style:name="P39" style:family="paragraph" style:parent-style-name="Text_20_body">
      <style:paragraph-properties fo:margin-left="1.27cm" fo:margin-right="0cm" fo:margin-top="0.106cm" fo:margin-bottom="0cm" loext:contextual-spacing="false" fo:line-height="120%" fo:text-indent="0cm" style:auto-text-indent="false" style:writing-mode="lr-tb"/>
    </style:style>
    <style:style style:name="P40" style:family="paragraph" style:parent-style-name="Text_20_body">
      <style:paragraph-properties fo:margin-top="0.141cm" fo:margin-bottom="0cm" loext:contextual-spacing="false" fo:line-height="120%" style:writing-mode="lr-tb"/>
    </style:style>
    <style:style style:name="P41" style:family="paragraph" style:parent-style-name="Text_20_body">
      <style:paragraph-properties fo:margin-left="0.635cm" fo:margin-right="0cm" fo:margin-top="0.106cm" fo:margin-bottom="0cm" loext:contextual-spacing="false" fo:line-height="120%" fo:text-indent="0cm" style:auto-text-indent="false" style:writing-mode="lr-tb"/>
    </style:style>
    <style:style style:name="P42" style:family="paragraph" style:parent-style-name="Text_20_body">
      <style:paragraph-properties fo:margin-top="0.353cm" fo:margin-bottom="0cm" loext:contextual-spacing="false" fo:line-height="120%" style:writing-mode="lr-tb"/>
    </style:style>
    <style:style style:name="P43" style:family="paragraph" style:parent-style-name="Text_20_body">
      <style:paragraph-properties fo:margin-top="0.353cm" fo:margin-bottom="0.141cm" loext:contextual-spacing="false" fo:line-height="120%" style:writing-mode="lr-tb"/>
    </style:style>
    <style:style style:name="P44" style:family="paragraph" style:parent-style-name="Text_20_body">
      <style:paragraph-properties fo:margin-top="0cm" fo:margin-bottom="0.388cm" loext:contextual-spacing="false" fo:line-height="138%" fo:text-align="justify" style:justify-single-word="false" fo:background-color="#ffffff" style:writing-mode="lr-tb">
        <style:background-image/>
      </style:paragraph-properties>
    </style:style>
    <style:style style:name="P45" style:family="paragraph" style:parent-style-name="Text_20_body" style:list-style-name="L21">
      <style:paragraph-properties fo:margin-top="0cm" fo:margin-bottom="0.388cm" loext:contextual-spacing="false" fo:line-height="138%" fo:text-align="justify" style:justify-single-word="false" fo:background-color="#ffffff" style:writing-mode="lr-tb">
        <style:background-image/>
      </style:paragraph-properties>
    </style:style>
    <style:style style:name="P46" style:family="paragraph" style:parent-style-name="Text_20_body">
      <style:paragraph-properties fo:margin-top="0.494cm" fo:margin-bottom="0cm" loext:contextual-spacing="false" fo:line-height="138%" fo:background-color="#ffffff" style:writing-mode="lr-tb">
        <style:background-image/>
      </style:paragraph-properties>
    </style:style>
    <style:style style:name="P47" style:family="paragraph" style:parent-style-name="Table_20_Contents">
      <style:paragraph-properties fo:margin-top="0cm" fo:margin-bottom="0.499cm" loext:contextual-spacing="false"/>
    </style:style>
    <style:style style:name="P48"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9"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ffffff"/>
    </style:style>
    <style:style style:name="P5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5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55" style:family="paragraph" style:parent-style-name="Table_20_Contents">
      <style:paragraph-properties fo:margin-top="0cm" fo:margin-bottom="0cm" loext:contextual-spacing="false" fo:line-height="120%" style:writing-mode="lr-tb"/>
      <style:text-properties fo:font-variant="normal" fo:text-transform="none" fo:color="#222222" style:text-line-through-style="none" style:text-line-through-type="none" style:font-name="Arial" fo:font-size="10pt" fo:font-style="normal" style:text-underline-style="none" fo:font-weight="normal" style:text-blinking="false" fo:background-color="transparent"/>
    </style:style>
    <style:style style:name="P56" style:family="paragraph" style:parent-style-name="Table_20_Contents">
      <style:paragraph-properties fo:margin-top="0cm" fo:margin-bottom="0cm" loext:contextual-spacing="false" fo:line-height="138%" style:writing-mode="lr-tb"/>
    </style:style>
    <style:style style:name="P57" style:family="paragraph" style:parent-style-name="Table_20_Contents">
      <style:paragraph-properties fo:margin-top="0cm" fo:margin-bottom="0cm" loext:contextual-spacing="false" fo:line-height="138%" fo:text-align="center" style:justify-single-word="false" style:writing-mode="lr-tb"/>
    </style:style>
    <style:style style:name="P58" style:family="paragraph" style:parent-style-name="Table_20_Contents">
      <style:paragraph-properties fo:margin-top="0cm" fo:margin-bottom="0cm" loext:contextual-spacing="false" fo:line-height="120%" style:writing-mode="lr-tb"/>
    </style:style>
    <style:style style:name="P59" style:family="paragraph" style:parent-style-name="Table_20_Contents" style:list-style-name="L5">
      <style:paragraph-properties fo:margin-top="0cm" fo:margin-bottom="0cm" loext:contextual-spacing="false" fo:line-height="138%" fo:background-color="transparent" style:writing-mode="lr-tb">
        <style:background-image/>
      </style:paragraph-properties>
    </style:style>
    <style:style style:name="P60" style:family="paragraph" style:parent-style-name="Table_20_Contents" style:list-style-name="L6">
      <style:paragraph-properties fo:margin-top="0cm" fo:margin-bottom="0cm" loext:contextual-spacing="false" fo:line-height="120%" fo:background-color="transparent" style:writing-mode="lr-tb">
        <style:background-image/>
      </style:paragraph-properties>
      <style:text-properties fo:font-variant="normal" fo:text-transform="none" fo:color="#222222" style:text-line-through-style="none" style:text-line-through-type="none" style:font-name="Arial" fo:font-size="10pt" fo:font-style="normal" style:text-underline-style="none" fo:font-weight="normal" style:text-blinking="false"/>
    </style:style>
    <style:style style:name="P61" style:family="paragraph" style:parent-style-name="Table_20_Contents">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2" style:family="paragraph" style:parent-style-name="Heading_20_1">
      <style:paragraph-properties fo:margin-top="0.706cm" fo:margin-bottom="0.212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63" style:family="paragraph" style:parent-style-name="Heading_20_1">
      <style:paragraph-properties fo:margin-top="0.706cm" fo:margin-bottom="0.212cm" loext:contextual-spacing="false" fo:line-height="138%" fo:break-before="pag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64"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65" style:family="paragraph" style:parent-style-name="Heading_20_2">
      <style:paragraph-properties fo:margin-top="0.635cm" fo:margin-bottom="0.212cm" loext:contextual-spacing="false" fo:line-height="138%" fo:break-before="page" style:writing-mode="lr-tb"/>
    </style:style>
    <style:style style:name="P66" style:family="paragraph" style:parent-style-name="Heading_20_2">
      <style:paragraph-properties fo:margin-top="0.635cm" fo:margin-bottom="0.212cm" loext:contextual-spacing="false" fo:line-height="138%" fo:break-before="pag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67" style:family="paragraph" style:parent-style-name="Heading_20_2">
      <style:paragraph-properties fo:margin-left="1.27cm" fo:margin-right="0cm" fo:margin-top="0.635cm" fo:margin-bottom="0.212cm" loext:contextual-spacing="false" fo:line-height="138%" fo:text-indent="0cm" style:auto-text-indent="false" fo:break-before="pag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68" style:family="paragraph" style:parent-style-name="Heading_20_3">
      <style:paragraph-properties fo:margin-top="0.564cm" fo:margin-bottom="0.141cm" loext:contextual-spacing="false" fo:line-height="138%"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P69" style:family="paragraph" style:parent-style-name="Heading_20_3">
      <style:paragraph-properties fo:margin-top="0.564cm" fo:margin-bottom="0.388cm" loext:contextual-spacing="false" fo:line-height="138%" fo:text-align="justify" style:justify-single-word="false" fo:background-color="#ffffff" style:writing-mode="lr-tb">
        <style:background-image/>
      </style:paragraph-properties>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ffffff" loext:char-shading-value="0"/>
    </style:style>
    <style:style style:name="T14"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style>
    <style:style style:name="T1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1155cc" style:text-line-through-style="none" style:text-line-through-type="none" style:font-name="Arial" fo:font-size="9pt" fo:font-style="normal" style:text-underline-style="solid" style:text-underline-width="auto" style:text-underline-color="font-color" fo:font-weight="normal" style:text-blinking="false" fo:background-color="transparent" loext:char-shading-value="0"/>
    </style:style>
    <style:style style:name="T18"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transparent" loext:char-shading-value="0"/>
    </style:style>
    <style:style style:name="T19" style:family="text">
      <style:text-properties fo:font-variant="normal" fo:text-transform="none" fo:color="#222222" style:text-line-through-style="none" style:text-line-through-type="none" style:font-name="Arial" fo:font-size="10pt" fo:font-style="normal" style:text-underline-style="none" fo:font-weight="bold" style:text-blinking="false" fo:background-color="transparent" loext:char-shading-value="0"/>
    </style:style>
    <style:style style:name="T20"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loext:char-shading-value="0"/>
    </style:style>
    <style:style style:name="T21" style:family="text">
      <style:text-properties fo:font-variant="normal" fo:text-transform="none" fo:color="#222222"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404040" style:text-line-through-style="none" style:text-line-through-type="none" style:font-name="Arial" fo:font-size="11pt" fo:font-style="italic" style:text-underline-style="none" fo:font-weight="normal" style:text-blinking="false" fo:background-color="#ffffff" loext:char-shading-value="0"/>
    </style:style>
    <style:style style:name="T23" style:family="text">
      <style:text-properties fo:background-color="transparent" loext:char-shading-value="0"/>
    </style:style>
    <style:style style:name="T24" style:family="text">
      <style:text-properties fo:font-weight="bold" fo:background-color="transparent" loext:char-shading-value="0"/>
    </style:style>
    <style:style style:name="T25" style:family="text">
      <style:text-properties fo:font-style="italic"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1cfe271-7fff-61c0-da62-6176bd09220e"/>Java Is Still Free</text:p>
      <text:p text:style-name="P3"><text:span text:style-name="T1">With the recent changes to Oracle JDK distribution and support, there’s been considerable uncertainty over the rights to use Oracle JDK vs Oracle's OpenJDK builds vs OpenJDK builds from other providers. There are also plans around free updates, and (new and existing) paid support models available from various vendors to consider. This document has a </text:span><text:a xlink:type="simple" xlink:href="https://docs.google.com/document/d/1nFGazvrCvHMZJgFstlbzoHjpAVwv5DEdnaBr_5pKuHo/edit#heading=h.sw5vtg4mh4gn" text:style-name="Internet_20_link" text:visited-style-name="Visited_20_Internet_20_Link"><text:span text:style-name="T12">Shorter Version</text:span></text:a><text:span text:style-name="T10"> </text:span><text:span text:style-name="T1">and a much </text:span><text:a xlink:type="simple" xlink:href="https://docs.google.com/document/d/1nFGazvrCvHMZJgFstlbzoHjpAVwv5DEdnaBr_5pKuHo/edit#heading=h.juf8rwtmbgo" text:style-name="Internet_20_link" text:visited-style-name="Visited_20_Internet_20_Link"><text:span text:style-name="T12">Longer Version</text:span></text:a><text:span text:style-name="T10"> </text:span><text:span text:style-name="T1">section with all of the detail.</text:span></text:p>
      <text:p text:style-name="P2"/>
      <table:table table:name="Tableau1" table:style-name="Tableau1">
        <table:table-column table:style-name="Tableau1.A"/>
        <table:table-row>
          <table:table-cell table:style-name="Tableau1.A1" office:value-type="string">
            <text:p text:style-name="P49">Want to Comment?</text:p>
            <text:p text:style-name="P57"><text:span text:style-name="T1">Try our </text:span><text:a xlink:type="simple" xlink:href="https://medium.com/@javachampions/java-is-still-free-c02aef8c9e04" text:style-name="Internet_20_link" text:visited-style-name="Visited_20_Internet_20_Link"><text:span text:style-name="T12">Java Is Still Free Mirror post on Medium</text:span></text:a><text:span text:style-name="T1">.</text:span></text:p>
          </table:table-cell>
        </table:table-row>
      </table:table>
      <text:h text:style-name="P62" text:outline-level="1">Shorter Version</text:h>
      <text:p text:style-name="P3"><text:span text:style-name="T1">You can still get the Oracle JDK, </text:span><text:span text:style-name="T2">Oracle’s OpenJDK builds</text:span><text:span text:style-name="T10"> </text:span><text:span text:style-name="T1">and OpenJDK by other providers for free (see the callout and the rest of the section for the nuances on this). This is possible because multiple providers offer implementations of the Java SE specification.</text:span></text:p>
      <text:p text:style-name="P2"/>
      <table:table table:name="Tableau2" table:style-name="Tableau2">
        <table:table-column table:style-name="Tableau2.A"/>
        <table:table-row>
          <table:table-cell table:style-name="Tableau2.A1" office:value-type="string">
            <text:p text:style-name="P48">Java SE / OpenJDK / Oracle's OpenJDK Builds / Oracle JDK</text:p>
            <text:p text:style-name="P47"/>
            <text:p text:style-name="P56"><text:span text:style-name="T6">The </text:span><text:a xlink:type="simple" xlink:href="http://openjdk.java.net/" text:style-name="Internet_20_link" text:visited-style-name="Visited_20_Internet_20_Link"><text:span text:style-name="T15">OpenJDK</text:span></text:a><text:span text:style-name="T10"> </text:span><text:span text:style-name="T6">community creates and maintains the (GPLv2+CE) open-source Reference Implementation (RI) of the </text:span><text:span text:style-name="T7">Java SE</text:span><text:span text:style-name="T10"> </text:span><text:span text:style-name="T6">Specification</text:span><text:span text:style-name="T10"> </text:span><text:span text:style-name="T6">as governed by the </text:span><text:a xlink:type="simple" xlink:href="https://www.jcp.org/" text:style-name="Internet_20_link" text:visited-style-name="Visited_20_Internet_20_Link"><text:span text:style-name="T16">Java Community Process</text:span></text:a><text:span text:style-name="T10"> </text:span><text:span text:style-name="T6">(JCP) and defined through an umbrella Java Specification Request (JSR) for each feature release.</text:span></text:p>
            <text:p text:style-name="P47"/>
            <text:p text:style-name="P56"><text:span text:style-name="T6">There are implementations of Java SE from various providers (such as Azul, Eclipse, IBM, Red Hat, Oracle, SAP, and others), the most common of these being </text:span><text:span text:style-name="T7">Oracle JDK</text:span><text:span text:style-name="T6">.</text:span></text:p>
            <text:p text:style-name="P47"/>
            <text:p text:style-name="P56"><text:span text:style-name="T7">Oracle JDK 8</text:span><text:span text:style-name="T10"> </text:span><text:span text:style-name="T6">is undergoing the </text:span><text:span text:style-name="T8">"End of Public Updates"</text:span><text:span text:style-name="T10"> </text:span><text:a xlink:type="simple" xlink:href="https://blogs.oracle.com/java-platform-group/end-of-public-updates-is-a-process%2C-not-an-event" text:style-name="Internet_20_link" text:visited-style-name="Visited_20_Internet_20_Link"><text:span text:style-name="T16">process</text:span></text:a><text:span text:style-name="T6">, which means there are no longer free updates for commercial use after January 2019. However, since Java SE 9, Oracle is also providing </text:span><text:a xlink:type="simple" xlink:href="http://jdk.java.net/" text:style-name="Internet_20_link" text:visited-style-name="Visited_20_Internet_20_Link"><text:span text:style-name="T15">Oracle's OpenJDK builds</text:span></text:a><text:span text:style-name="T10"> </text:span><text:span text:style-name="T6">which are free for commercial use, and there are free </text:span><text:span text:style-name="T7">OpenJDK</text:span><text:span text:style-name="T10"> </text:span><text:span text:style-name="T6">builds from other providers like AdoptOpenJDK, Azul, IBM, Red Hat, Linux distros et al.</text:span></text:p>
            <text:p text:style-name="P47"/>
            <text:p text:style-name="P56"><text:span text:style-name="T18">Providers prove that their implementation meets all the requirements of the Java SE specification by having it pass all the tests of the relevant </text:span><text:span text:style-name="T6">Technology Compatibility Kit (</text:span><text:span text:style-name="T18">TCK).</text:span></text:p>
          </table:table-cell>
        </table:table-row>
      </table:table>
      <text:p text:style-name="Text_20_body"/>
      <text:p text:style-name="P4">Going forward there are several options to get a JDK. We focus on Java SE 8 (which is going through the end of public updates process as with earlier versions), and Java SE 11 which is the first Long Term Support (LTS) release under the new release cadence.</text:p>
      <text:h text:style-name="P64" text:outline-level="2"><text:soft-page-break/>Staying with Java SE 8</text:h>
      <text:p text:style-name="P4">Some people want to continue using Java SE 8 for various reasons.</text:p>
      <text:p text:style-name="Text_20_body"/>
      <text:list xml:id="list2340040717240497919" text:style-name="L1">
        <text:list-item>
          <text:p text:style-name="P6">Oracle will provide public updates of Oracle JDK 8 through at least December 2020 for personal desktop use and January 2019 for commercial use. After those dates (check which one for your user's use case!), users can either go onto a paid support plan or use a Java SE 8 / OpenJDK 8 binary distribution from another provider.</text:p>
          <text:list>
            <text:list-item>
              <text:p text:style-name="P12"><text:span text:style-name="T23">You can also continue to use Oracle JDK 8 indefinitely </text:span><text:span text:style-name="T25">without</text:span><text:span text:style-name="T23"> </text:span><text:span text:style-name="T25">updates</text:span><text:span text:style-name="T23">.</text:span></text:p>
            </text:list-item>
          </text:list>
        </text:list-item>
      </text:list>
      <text:p text:style-name="Text_20_body"/>
      <text:list xml:id="list7553786881907314361" text:style-name="L2">
        <text:list-item>
          <text:p text:style-name="P13"><text:span text:style-name="T23">If you are </text:span><text:span text:style-name="T24">not</text:span><text:span text:style-name="T23"> using Oracle JDK 8, then your current Java SE 8 / OpenJDK 8 provider will provide updates and/or paid support plans to choose from.</text:span></text:p>
        </text:list-item>
      </text:list>
      <text:p text:style-name="P2"/>
      <table:table table:name="Tableau3" table:style-name="Tableau3">
        <table:table-column table:style-name="Tableau3.A"/>
        <table:table-row>
          <table:table-cell table:style-name="Tableau3.A1" office:value-type="string">
            <text:p text:style-name="P48">I WANT $FREE AND FREE (AS IN USE) JAVA SE 8, WHAT DO I CHOOSE?</text:p>
            <text:p text:style-name="P47"/>
            <text:p text:style-name="P56"><text:span text:style-name="T6">If you want updates of Java SE 8 after January 2019, use an OpenJDK binary distribution from an OpenJDK provider, i.e. Linux distros, </text:span><text:a xlink:type="simple" xlink:href="https://adoptopenjdk.net/" text:style-name="Internet_20_link" text:visited-style-name="Visited_20_Internet_20_Link"><text:span text:style-name="T16">AdoptOpenJDK</text:span></text:a><text:span text:style-name="T6">, </text:span><text:a xlink:type="simple" xlink:href="https://www.azul.com/products/zulu-enterprise/" text:style-name="Internet_20_link" text:visited-style-name="Visited_20_Internet_20_Link"><text:span text:style-name="T16">Azul</text:span></text:a><text:span text:style-name="T6">, </text:span><text:a xlink:type="simple" xlink:href="https://www.ibm.com/marketplace/support-for-runtimes" text:style-name="Internet_20_link" text:visited-style-name="Visited_20_Internet_20_Link"><text:span text:style-name="T16">IBM</text:span></text:a><text:span text:style-name="T6">, </text:span><text:a xlink:type="simple" xlink:href="https://access.redhat.com/articles/1299013" text:style-name="Internet_20_link" text:visited-style-name="Visited_20_Internet_20_Link"><text:span text:style-name="T16">Red Hat</text:span></text:a><text:span text:style-name="T6">, and others.</text:span></text:p>
          </table:table-cell>
        </table:table-row>
      </table:table>
      <text:h text:style-name="P64" text:outline-level="2">Getting Java SE 11 (LTS)</text:h>
      <text:p text:style-name="P4">You have several options to choose from. Please read them carefully, especially as Oracle JDK is changing from Java SE 11 onwards.</text:p>
      <text:p text:style-name="Text_20_body"/>
      <text:list xml:id="list7931155600937080404" text:style-name="L3">
        <text:list-item>
          <text:p text:style-name="P14"><text:a xlink:type="simple" xlink:href="https://blogs.oracle.com/java-platform-group/oracle-jdk-releases-for-java-11-and-later" text:style-name="Internet_20_link" text:visited-style-name="Visited_20_Internet_20_Link"><text:span text:style-name="T12">Starting with Java SE 11, Oracle provides their (OpenJDK based) JDK</text:span></text:a><text:span text:style-name="T1"> via:</text:span></text:p>
          <text:list>
            <text:list-item>
              <text:p text:style-name="P14"><text:a xlink:type="simple" xlink:href="http://jdk.java.net/" text:style-name="Internet_20_link" text:visited-style-name="Visited_20_Internet_20_Link"><text:span text:style-name="T14">Oracle OpenJDK builds</text:span></text:a><text:span text:style-name="T1"> - Under the existing Open Source GPLv2+CE license, and</text:span></text:p>
            </text:list-item>
            <text:list-item>
              <text:p text:style-name="P14"><text:a xlink:type="simple" xlink:href="http://www.oracle.com/technetwork/java/javase/downloads/index.html" text:style-name="Internet_20_link" text:visited-style-name="Visited_20_Internet_20_Link"><text:span text:style-name="T14">Oracle JDK</text:span></text:a><text:span text:style-name="T1"> - Under a paid commercial license (but free for development use), for those who do not wish to use the GPLv2+CE, or who are using an Oracle JDK with an Oracle product or service.</text:span></text:p>
            </text:list-item>
          </text:list>
        </text:list-item>
      </text:list>
      <text:p text:style-name="Text_20_body"/>
      <text:p text:style-name="P30"><text:span text:style-name="T3">NOTE:</text:span><text:span text:style-name="T10"> </text:span><text:span text:style-name="T1">Oracle plans to provide updates for its </text:span><text:span text:style-name="T4">Oracle OpenJDK builds</text:span><text:span text:style-name="T10"> </text:span><text:span text:style-name="T1">for two </text:span></text:p>
      <text:p text:style-name="P34"><text:span text:style-name="T1">quarterly updates and then </text:span><text:a xlink:type="simple" xlink:href="https://blogs.oracle.com/java-platform-group/update-and-faq-on-the-java-se-release-cadence" text:style-name="Internet_20_link" text:visited-style-name="Visited_20_Internet_20_Link"><text:span text:style-name="T12">transition users to the next version</text:span></text:a><text:span text:style-name="T1">, every six months (this includes LTS versions).</text:span></text:p>
      <text:p text:style-name="Text_20_body"/>
      <text:list xml:id="list223891298983376261" text:style-name="L4">
        <text:list-item>
          <text:p text:style-name="P15"><text:span text:style-name="T20">You can also get Java SE / OpenJDK binary distributions</text:span><text:span text:style-name="T1"> from a variety of other providers including Linux distros, </text:span><text:a xlink:type="simple" xlink:href="https://adoptopenjdk.net/" text:style-name="Internet_20_link" text:visited-style-name="Visited_20_Internet_20_Link"><text:span text:style-name="T12">AdoptOpenJDK</text:span></text:a><text:span text:style-name="T1">, </text:span><text:a xlink:type="simple" xlink:href="https://www.azul.com/products/zulu-enterprise/" text:style-name="Internet_20_link" text:visited-style-name="Visited_20_Internet_20_Link"><text:span text:style-name="T12">Azul</text:span></text:a><text:span text:style-name="T1">, </text:span><text:a xlink:type="simple" xlink:href="https://www.ibm.com/marketplace/support-for-runtimes" text:style-name="Internet_20_link" text:visited-style-name="Visited_20_Internet_20_Link"><text:span text:style-name="T12">IBM</text:span></text:a><text:span text:style-name="T1">, </text:span><text:a xlink:type="simple" xlink:href="https://jdk.java.net/" text:style-name="Internet_20_link" text:visited-style-name="Visited_20_Internet_20_Link"><text:span text:style-name="T12">Oracle</text:span></text:a><text:span text:style-name="T1">, </text:span><text:a xlink:type="simple" xlink:href="https://access.redhat.com/articles/1299013" text:style-name="Internet_20_link" text:visited-style-name="Visited_20_Internet_20_Link"><text:span text:style-name="T12">Red Hat</text:span></text:a><text:span text:style-name="T1">, and others. This includes </text:span><text:span text:style-name="T20">updates for a variable length of time depending on whether it's an LTS version or not.</text:span></text:p>
        </text:list-item>
      </text:list>
      <text:p text:style-name="P2"/>
      <table:table table:name="Tableau4" table:style-name="Tableau4">
        <table:table-column table:style-name="Tableau4.A"/>
        <text:soft-page-break/>
        <table:table-row>
          <table:table-cell table:style-name="Tableau4.A1" office:value-type="string">
            <text:p text:style-name="P48">I WANT $FREE AND FREE (AS IN USE) JAVA SE 11+, WHAT DO I CHOOSE?</text:p>
            <text:p text:style-name="P47"/>
            <text:list xml:id="list2718354759331270978" text:style-name="L5">
              <text:list-item>
                <text:p text:style-name="P59"><text:span text:style-name="T6">Use the </text:span><text:a xlink:type="simple" xlink:href="http://jdk.java.net/" text:style-name="Internet_20_link" text:visited-style-name="Visited_20_Internet_20_Link"><text:span text:style-name="T16">Oracle OpenJDK build</text:span></text:a><text:span text:style-name="T1"> </text:span><text:span text:style-name="T6">under the Open Source (GPLv2+CE) license and follow the new six-month release cadence </text:span><text:span text:style-name="T7">OR</text:span></text:p>
              </text:list-item>
              <text:list-item>
                <text:p text:style-name="P59"><text:span text:style-name="T6">Use an OpenJDK binary distribution from an alternative OpenJDK provider, i.e. Linux distros, </text:span><text:a xlink:type="simple" xlink:href="https://adoptopenjdk.net/" text:style-name="Internet_20_link" text:visited-style-name="Visited_20_Internet_20_Link"><text:span text:style-name="T16">AdoptOpenJDK</text:span></text:a><text:span text:style-name="T6">, </text:span><text:a xlink:type="simple" xlink:href="https://www.azul.com/products/zulu-enterprise/" text:style-name="Internet_20_link" text:visited-style-name="Visited_20_Internet_20_Link"><text:span text:style-name="T16">Azul</text:span></text:a><text:span text:style-name="T6">, </text:span><text:a xlink:type="simple" xlink:href="https://www.ibm.com/marketplace/support-for-runtimes" text:style-name="Internet_20_link" text:visited-style-name="Visited_20_Internet_20_Link"><text:span text:style-name="T16">IBM</text:span></text:a><text:span text:style-name="T6">, </text:span><text:a xlink:type="simple" xlink:href="https://access.redhat.com/articles/1299013" text:style-name="Internet_20_link" text:visited-style-name="Visited_20_Internet_20_Link"><text:span text:style-name="T16">Red Hat</text:span></text:a><text:span text:style-name="T6">, and others.</text:span></text:p>
              </text:list-item>
            </text:list>
          </table:table-cell>
        </table:table-row>
      </table:table>
      <text:p text:style-name="Text_20_body"/>
      <text:h text:style-name="P64" text:outline-level="2">Paid Support</text:h>
      <text:p text:style-name="P3"><text:span text:style-name="T1">Oracle plans to provide full paid support for Oracle JDK 8 until at least 2025 and Oracle JDK 11 until at least 2026 (</text:span><text:a xlink:type="simple" xlink:href="http://www.oracle.com/technetwork/java/javase/eol-135779.html" text:style-name="Internet_20_link" text:visited-style-name="Visited_20_Internet_20_Link"><text:span text:style-name="T12">details</text:span></text:a><text:span text:style-name="T1">). There</text:span><text:span text:style-name="T21"> </text:span><text:span text:style-name="T20">is a wide range of paid </text:span><text:a xlink:type="simple" xlink:href="https://docs.google.com/document/d/1nFGazvrCvHMZJgFstlbzoHjpAVwv5DEdnaBr_5pKuHo/edit?disco=AAAACH6GpHM&amp;ts=5b8ffe04#heading=h.xn49s5cqkp4j" text:style-name="Internet_20_link" text:visited-style-name="Visited_20_Internet_20_Link"><text:span text:style-name="T12">support options</text:span></text:a><text:span text:style-name="T21"> </text:span><text:span text:style-name="T20">for Java SE / OpenJDK 8 and 11 binaries from </text:span><text:span text:style-name="T1">Azul, IBM, Red Hat</text:span><text:span text:style-name="T20">, and others.</text:span></text:p>
      <text:p text:style-name="P28">This page is left deliberately blank to separate the Shorter Version from the Longer Version.</text:p>
      <text:h text:style-name="P63" text:outline-level="1">The Longer Version</text:h>
      <text:p text:style-name="P4">This section deliberately has a lot of detail as there are nuances that need to be clearly explained. Please do yourself and your colleagues a favor by setting aside some proper time to read this in full. You'll thank yourself for it, seriously.</text:p>
      <text:p text:style-name="Text_20_body"/>
      <text:p text:style-name="P3"><text:span text:style-name="T1">We'd also like to thank Simon Ritter, Stephen Colebourne, Hendrik Ebbers, Donald Smith, Jonas Konrad and many others for their earlier posts and permission to reuse their material.  </text:span><text:a xlink:type="simple" xlink:href="https://docs.google.com/document/d/1nFGazvrCvHMZJgFstlbzoHjpAVwv5DEdnaBr_5pKuHo/edit#heading=h.29tby1g1tqz1" text:style-name="Internet_20_link" text:visited-style-name="Visited_20_Internet_20_Link"><text:span text:style-name="T12">Appendix I - Signatories, Thanks and References</text:span></text:a><text:span text:style-name="T10"> </text:span><text:span text:style-name="T1">gives a full list of accreditation and folks who are signatories to this document.</text:span></text:p>
      <text:p text:style-name="Text_20_body"/>
      <text:p text:style-name="P3"><text:span text:style-name="T1">Feedback is welcome!  Use </text:span><text:a xlink:type="simple" xlink:href="https://docs.google.com/document/d/1nFGazvrCvHMZJgFstlbzoHjpAVwv5DEdnaBr_5pKuHo/edit?usp=sharing" text:style-name="Internet_20_link" text:visited-style-name="Visited_20_Internet_20_Link"><text:span text:style-name="T12">this link</text:span></text:a><text:span text:style-name="T10"> </text:span><text:span text:style-name="T1">where you can make suggested edits and comments.</text:span></text:p>
      <text:h text:style-name="P64" text:outline-level="2">Change Log</text:h>
      <text:p text:style-name="P3"><text:span text:style-name="T1">This document will be updated over time as new information comes to light or if there is a verified correction to some factual data. Please check back here for updates and/or follow our </text:span><text:a xlink:type="simple" xlink:href="https://www.twitter.com/Java_Champions" text:style-name="Internet_20_link" text:visited-style-name="Visited_20_Internet_20_Link"><text:span text:style-name="T12">@Java_Champions</text:span></text:a><text:span text:style-name="T10"> </text:span><text:span text:style-name="T1">Twitter handle.</text:span></text:p>
      <text:p text:style-name="P2"/>
      <table:table table:name="Tableau5" table:style-name="Tableau5">
        <table:table-column table:style-name="Tableau5.A"/>
        <table:table-column table:style-name="Tableau5.B"/>
        <table:table-column table:style-name="Tableau5.C"/>
        <table:table-row>
          <table:table-cell table:style-name="Tableau5.A1" office:value-type="string">
            <text:p text:style-name="P50">Version</text:p>
          </table:table-cell>
          <table:table-cell table:style-name="Tableau5.A1" office:value-type="string">
            <text:p text:style-name="P50">Date</text:p>
          </table:table-cell>
          <table:table-cell table:style-name="Tableau5.A1" office:value-type="string">
            <text:p text:style-name="P50">Comments</text:p>
          </table:table-cell>
        </table:table-row>
        <table:table-row>
          <table:table-cell table:style-name="Tableau5.A1" office:value-type="string">
            <text:p text:style-name="P52">1.0.0</text:p>
          </table:table-cell>
          <table:table-cell table:style-name="Tableau5.A1" office:value-type="string">
            <text:p text:style-name="P52">17 Sept 2018 1000 UTC</text:p>
          </table:table-cell>
          <table:table-cell table:style-name="Tableau5.A1" office:value-type="string">
            <text:p text:style-name="P52">Initial Public Release</text:p>
          </table:table-cell>
        </table:table-row>
        <table:table-row>
          <table:table-cell table:style-name="Tableau5.A1" office:value-type="string">
            <text:p text:style-name="P52">1.0.1</text:p>
          </table:table-cell>
          <table:table-cell table:style-name="Tableau5.A1" office:value-type="string">
            <text:p text:style-name="P52">29 Nov 2018 1951 UTC</text:p>
          </table:table-cell>
          <table:table-cell table:style-name="Tableau5.A1" office:value-type="string">
            <text:p text:style-name="P52">Grammarly fixes</text:p>
          </table:table-cell>
        </table:table-row>
        <table:table-row>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row>
      </table:table>
      <text:h text:style-name="P64" text:outline-level="2">Dissemination</text:h>
      <text:p text:style-name="P3"><text:span text:style-name="T1">The following sheet is tracking </text:span><text:a xlink:type="simple" xlink:href="https://docs.google.com/spreadsheets/d/1UQ7Hov5_NBPRDORYva-8tTUZF8cq-YChAJZHb487fTA/edit?usp=sharing" text:style-name="Internet_20_link" text:visited-style-name="Visited_20_Internet_20_Link"><text:span text:style-name="T12">known dissemination</text:span></text:a><text:span text:style-name="T10"> </text:span><text:span text:style-name="T1">of this document.  Please update if you share this doc!</text:span></text:p>
      <text:h text:style-name="P65" text:outline-level="2"><text:span text:style-name="T9">Table of Contents</text:span><text:span text:style-name="T10"></text:span></text:h>
      <text:p text:style-name="P40"><text:a xlink:type="simple" xlink:href="https://docs.google.com/document/d/1nFGazvrCvHMZJgFstlbzoHjpAVwv5DEdnaBr_5pKuHo/edit#heading=h.sw5vtg4mh4gn" text:style-name="Internet_20_link" text:visited-style-name="Visited_20_Internet_20_Link"><text:span text:style-name="T17">Shorter Version</text:span></text:a></text:p>
      <text:p text:style-name="P41"><text:a xlink:type="simple" xlink:href="https://docs.google.com/document/d/1nFGazvrCvHMZJgFstlbzoHjpAVwv5DEdnaBr_5pKuHo/edit#heading=h.3vto7yjmnwjc" text:style-name="Internet_20_link" text:visited-style-name="Visited_20_Internet_20_Link"><text:span text:style-name="T17">Staying with Java SE 8</text:span></text:a></text:p>
      <text:p text:style-name="P41"><text:a xlink:type="simple" xlink:href="https://docs.google.com/document/d/1nFGazvrCvHMZJgFstlbzoHjpAVwv5DEdnaBr_5pKuHo/edit#heading=h.9lrypp98vt4v" text:style-name="Internet_20_link" text:visited-style-name="Visited_20_Internet_20_Link"><text:span text:style-name="T17">Getting Java SE 11 (LTS)</text:span></text:a></text:p>
      <text:p text:style-name="P41"><text:a xlink:type="simple" xlink:href="https://docs.google.com/document/d/1nFGazvrCvHMZJgFstlbzoHjpAVwv5DEdnaBr_5pKuHo/edit#heading=h.t97xh196xz" text:style-name="Internet_20_link" text:visited-style-name="Visited_20_Internet_20_Link"><text:span text:style-name="T17">Paid Support</text:span></text:a></text:p>
      <text:p text:style-name="P42"><text:a xlink:type="simple" xlink:href="https://docs.google.com/document/d/1nFGazvrCvHMZJgFstlbzoHjpAVwv5DEdnaBr_5pKuHo/edit#heading=h.juf8rwtmbgo" text:style-name="Internet_20_link" text:visited-style-name="Visited_20_Internet_20_Link"><text:span text:style-name="T17">The Longer Version</text:span></text:a></text:p>
      <text:p text:style-name="P41"><text:a xlink:type="simple" xlink:href="https://docs.google.com/document/d/1nFGazvrCvHMZJgFstlbzoHjpAVwv5DEdnaBr_5pKuHo/edit#heading=h.dx65vbagt99p" text:style-name="Internet_20_link" text:visited-style-name="Visited_20_Internet_20_Link"><text:span text:style-name="T17">Change Log</text:span></text:a></text:p>
      <text:p text:style-name="P41"><text:a xlink:type="simple" xlink:href="https://docs.google.com/document/d/1nFGazvrCvHMZJgFstlbzoHjpAVwv5DEdnaBr_5pKuHo/edit#heading=h.hmkljvq9pzeg" text:style-name="Internet_20_link" text:visited-style-name="Visited_20_Internet_20_Link"><text:span text:style-name="T17">Table of Contents</text:span></text:a></text:p>
      <text:p text:style-name="P42"><text:a xlink:type="simple" xlink:href="https://docs.google.com/document/d/1nFGazvrCvHMZJgFstlbzoHjpAVwv5DEdnaBr_5pKuHo/edit#heading=h.ojmr7tv9zc4q" text:style-name="Internet_20_link" text:visited-style-name="Visited_20_Internet_20_Link"><text:span text:style-name="T17">Introduction</text:span></text:a></text:p>
      <text:p text:style-name="P42"><text:a xlink:type="simple" xlink:href="https://docs.google.com/document/d/1nFGazvrCvHMZJgFstlbzoHjpAVwv5DEdnaBr_5pKuHo/edit#heading=h.wybuuda20ay5" text:style-name="Internet_20_link" text:visited-style-name="Visited_20_Internet_20_Link"><text:span text:style-name="T17">The New Six Month Release Cadence and LTS</text:span></text:a></text:p>
      <text:p text:style-name="P41"><text:a xlink:type="simple" xlink:href="https://docs.google.com/document/d/1nFGazvrCvHMZJgFstlbzoHjpAVwv5DEdnaBr_5pKuHo/edit#heading=h.2l4itzjifv18" text:style-name="Internet_20_link" text:visited-style-name="Visited_20_Internet_20_Link"><text:span text:style-name="T17">Oracle Updates Plan</text:span></text:a></text:p>
      <text:p text:style-name="P41"><text:a xlink:type="simple" xlink:href="https://docs.google.com/document/d/1nFGazvrCvHMZJgFstlbzoHjpAVwv5DEdnaBr_5pKuHo/edit#heading=h.t2ifuk717kax" text:style-name="Internet_20_link" text:visited-style-name="Visited_20_Internet_20_Link"><text:span text:style-name="T17">OpenJDK Updates Plan</text:span></text:a></text:p>
      <text:p text:style-name="P42"><text:a xlink:type="simple" xlink:href="https://docs.google.com/document/d/1nFGazvrCvHMZJgFstlbzoHjpAVwv5DEdnaBr_5pKuHo/edit#heading=h.xn49s5cqkp4j" text:style-name="Internet_20_link" text:visited-style-name="Visited_20_Internet_20_Link"><text:span text:style-name="T17">Java SE / OpenJDK Providers</text:span></text:a></text:p>
      <text:p text:style-name="P41"><text:a xlink:type="simple" xlink:href="https://docs.google.com/document/d/1nFGazvrCvHMZJgFstlbzoHjpAVwv5DEdnaBr_5pKuHo/edit#heading=h.i4kn95jmsfdp" text:style-name="Internet_20_link" text:visited-style-name="Visited_20_Internet_20_Link"><text:span text:style-name="T17">Why Would I Choose Commercial Support?</text:span></text:a></text:p>
      <text:p text:style-name="P41"><text:a xlink:type="simple" xlink:href="https://docs.google.com/document/d/1nFGazvrCvHMZJgFstlbzoHjpAVwv5DEdnaBr_5pKuHo/edit#heading=h.7ait5o4a3yqp" text:style-name="Internet_20_link" text:visited-style-name="Visited_20_Internet_20_Link"><text:span text:style-name="T17">Provider Summary</text:span></text:a></text:p>
      <text:p text:style-name="P39"><text:a xlink:type="simple" xlink:href="https://docs.google.com/document/d/1nFGazvrCvHMZJgFstlbzoHjpAVwv5DEdnaBr_5pKuHo/edit#heading=h.kjia8nyxf59t" text:style-name="Internet_20_link" text:visited-style-name="Visited_20_Internet_20_Link"><text:span text:style-name="T17">Build yourself from Source</text:span></text:a></text:p>
      <text:p text:style-name="P39"><text:a xlink:type="simple" xlink:href="https://docs.google.com/document/d/1nFGazvrCvHMZJgFstlbzoHjpAVwv5DEdnaBr_5pKuHo/edit#heading=h.4qy2msdrgtyc" text:style-name="Internet_20_link" text:visited-style-name="Visited_20_Internet_20_Link"><text:span text:style-name="T17">Free Binary Distributions</text:span></text:a></text:p>
      <text:p text:style-name="P39"><text:a xlink:type="simple" xlink:href="https://docs.google.com/document/d/1nFGazvrCvHMZJgFstlbzoHjpAVwv5DEdnaBr_5pKuHo/edit#heading=h.vtcq9oikjr3f" text:style-name="Internet_20_link" text:visited-style-name="Visited_20_Internet_20_Link"><text:span text:style-name="T17">Commercially Supported Distributions</text:span></text:a></text:p>
      <text:p text:style-name="P41"><text:a xlink:type="simple" xlink:href="https://docs.google.com/document/d/1nFGazvrCvHMZJgFstlbzoHjpAVwv5DEdnaBr_5pKuHo/edit#heading=h.udy0bngt70dt" text:style-name="Internet_20_link" text:visited-style-name="Visited_20_Internet_20_Link"><text:span text:style-name="T17">Linux Distros</text:span></text:a></text:p>
      <text:p text:style-name="P39"><text:a xlink:type="simple" xlink:href="https://docs.google.com/document/d/1nFGazvrCvHMZJgFstlbzoHjpAVwv5DEdnaBr_5pKuHo/edit#heading=h.ypmo2q3aj9at" text:style-name="Internet_20_link" text:visited-style-name="Visited_20_Internet_20_Link"><text:span text:style-name="T17">Support Options</text:span></text:a></text:p>
      <text:p text:style-name="P39"><text:a xlink:type="simple" xlink:href="https://docs.google.com/document/d/1nFGazvrCvHMZJgFstlbzoHjpAVwv5DEdnaBr_5pKuHo/edit#heading=h.7yeki3vi2nx5" text:style-name="Internet_20_link" text:visited-style-name="Visited_20_Internet_20_Link"><text:span text:style-name="T17">Important Links</text:span></text:a></text:p>
      <text:p text:style-name="P41"><text:a xlink:type="simple" xlink:href="https://docs.google.com/document/d/1nFGazvrCvHMZJgFstlbzoHjpAVwv5DEdnaBr_5pKuHo/edit#heading=h.b6jfbp57i6de" text:style-name="Internet_20_link" text:visited-style-name="Visited_20_Internet_20_Link"><text:span text:style-name="T17">AdoptOpenJDK</text:span></text:a></text:p>
      <text:p text:style-name="P39"><text:a xlink:type="simple" xlink:href="https://docs.google.com/document/d/1nFGazvrCvHMZJgFstlbzoHjpAVwv5DEdnaBr_5pKuHo/edit#heading=h.l6sapj5mofr1" text:style-name="Internet_20_link" text:visited-style-name="Visited_20_Internet_20_Link"><text:span text:style-name="T17">Support Options</text:span></text:a></text:p>
      <text:p text:style-name="P39"><text:a xlink:type="simple" xlink:href="https://docs.google.com/document/d/1nFGazvrCvHMZJgFstlbzoHjpAVwv5DEdnaBr_5pKuHo/edit#heading=h.q00pzghidkgz" text:style-name="Internet_20_link" text:visited-style-name="Visited_20_Internet_20_Link"><text:span text:style-name="T17">Important Links</text:span></text:a></text:p>
      <text:p text:style-name="P41"><text:a xlink:type="simple" xlink:href="https://docs.google.com/document/d/1nFGazvrCvHMZJgFstlbzoHjpAVwv5DEdnaBr_5pKuHo/edit#heading=h.wceay7b6jbo" text:style-name="Internet_20_link" text:visited-style-name="Visited_20_Internet_20_Link"><text:span text:style-name="T17">Azul</text:span></text:a></text:p>
      <text:p text:style-name="P39"><text:a xlink:type="simple" xlink:href="https://docs.google.com/document/d/1nFGazvrCvHMZJgFstlbzoHjpAVwv5DEdnaBr_5pKuHo/edit#heading=h.idhvdgxtj2oh" text:style-name="Internet_20_link" text:visited-style-name="Visited_20_Internet_20_Link"><text:span text:style-name="T17">Support Options</text:span></text:a></text:p>
      <text:p text:style-name="P39"><text:a xlink:type="simple" xlink:href="https://docs.google.com/document/d/1nFGazvrCvHMZJgFstlbzoHjpAVwv5DEdnaBr_5pKuHo/edit#heading=h.3ibacjtbwsvj" text:style-name="Internet_20_link" text:visited-style-name="Visited_20_Internet_20_Link"><text:span text:style-name="T17">Important Links</text:span></text:a></text:p>
      <text:p text:style-name="P41"><text:a xlink:type="simple" xlink:href="https://docs.google.com/document/d/1nFGazvrCvHMZJgFstlbzoHjpAVwv5DEdnaBr_5pKuHo/edit#heading=h.4l4ygpc73eg4" text:style-name="Internet_20_link" text:visited-style-name="Visited_20_Internet_20_Link"><text:span text:style-name="T17">IBM</text:span></text:a></text:p>
      <text:p text:style-name="P39"><text:a xlink:type="simple" xlink:href="https://docs.google.com/document/d/1nFGazvrCvHMZJgFstlbzoHjpAVwv5DEdnaBr_5pKuHo/edit#heading=h.pqrlupgiqhu1" text:style-name="Internet_20_link" text:visited-style-name="Visited_20_Internet_20_Link"><text:span text:style-name="T17">Support Options</text:span></text:a></text:p>
      <text:p text:style-name="P39"><text:a xlink:type="simple" xlink:href="https://docs.google.com/document/d/1nFGazvrCvHMZJgFstlbzoHjpAVwv5DEdnaBr_5pKuHo/edit#heading=h.gjb1ah6ey0qj" text:style-name="Internet_20_link" text:visited-style-name="Visited_20_Internet_20_Link"><text:span text:style-name="T17">Important Links</text:span></text:a></text:p>
      <text:p text:style-name="P41"><text:a xlink:type="simple" xlink:href="https://docs.google.com/document/d/1nFGazvrCvHMZJgFstlbzoHjpAVwv5DEdnaBr_5pKuHo/edit#heading=h.ctav2nlt602s" text:style-name="Internet_20_link" text:visited-style-name="Visited_20_Internet_20_Link"><text:span text:style-name="T17">Oracle</text:span></text:a></text:p>
      <text:p text:style-name="P39"><text:a xlink:type="simple" xlink:href="https://docs.google.com/document/d/1nFGazvrCvHMZJgFstlbzoHjpAVwv5DEdnaBr_5pKuHo/edit#heading=h.623hd434v5sd" text:style-name="Internet_20_link" text:visited-style-name="Visited_20_Internet_20_Link"><text:span text:style-name="T17">Support Options</text:span></text:a></text:p>
      <text:p text:style-name="P39"><text:a xlink:type="simple" xlink:href="https://docs.google.com/document/d/1nFGazvrCvHMZJgFstlbzoHjpAVwv5DEdnaBr_5pKuHo/edit#heading=h.o6tlkooez4mt" text:style-name="Internet_20_link" text:visited-style-name="Visited_20_Internet_20_Link"><text:span text:style-name="T17">Important Links</text:span></text:a></text:p>
      <text:p text:style-name="P41"><text:a xlink:type="simple" xlink:href="https://docs.google.com/document/d/1nFGazvrCvHMZJgFstlbzoHjpAVwv5DEdnaBr_5pKuHo/edit#heading=h.f0ygeywzk7s" text:style-name="Internet_20_link" text:visited-style-name="Visited_20_Internet_20_Link"><text:span text:style-name="T17">Red Hat</text:span></text:a></text:p>
      <text:p text:style-name="P39"><text:a xlink:type="simple" xlink:href="https://docs.google.com/document/d/1nFGazvrCvHMZJgFstlbzoHjpAVwv5DEdnaBr_5pKuHo/edit#heading=h.s84abu9pcicu" text:style-name="Internet_20_link" text:visited-style-name="Visited_20_Internet_20_Link"><text:span text:style-name="T17">Support Options</text:span></text:a></text:p>
      <text:p text:style-name="P39"><text:a xlink:type="simple" xlink:href="https://docs.google.com/document/d/1nFGazvrCvHMZJgFstlbzoHjpAVwv5DEdnaBr_5pKuHo/edit#heading=h.xbvykjveifj0" text:style-name="Internet_20_link" text:visited-style-name="Visited_20_Internet_20_Link"><text:span text:style-name="T17">Important Links</text:span></text:a></text:p>
      <text:p text:style-name="P42"><text:a xlink:type="simple" xlink:href="https://docs.google.com/document/d/1nFGazvrCvHMZJgFstlbzoHjpAVwv5DEdnaBr_5pKuHo/edit#heading=h.hdadmlbkxgru" text:style-name="Internet_20_link" text:visited-style-name="Visited_20_Internet_20_Link"><text:span text:style-name="T17">Java Desktop / Java Web Start / JavaFX</text:span></text:a></text:p>
      <text:p text:style-name="P41"><text:a xlink:type="simple" xlink:href="https://docs.google.com/document/d/1nFGazvrCvHMZJgFstlbzoHjpAVwv5DEdnaBr_5pKuHo/edit#heading=h.z6ako3fdn40d" text:style-name="Internet_20_link" text:visited-style-name="Visited_20_Internet_20_Link"><text:span text:style-name="T17">JavaFX / OpenJFX</text:span></text:a></text:p>
      <text:p text:style-name="P41"><text:a xlink:type="simple" xlink:href="https://docs.google.com/document/d/1nFGazvrCvHMZJgFstlbzoHjpAVwv5DEdnaBr_5pKuHo/edit#heading=h.qazj1rrbk8nl" text:style-name="Internet_20_link" text:visited-style-name="Visited_20_Internet_20_Link"><text:span text:style-name="T17">Java Packager</text:span></text:a></text:p>
      <text:p text:style-name="P41"><text:a xlink:type="simple" xlink:href="https://docs.google.com/document/d/1nFGazvrCvHMZJgFstlbzoHjpAVwv5DEdnaBr_5pKuHo/edit#heading=h.nd74jb18lnua" text:style-name="Internet_20_link" text:visited-style-name="Visited_20_Internet_20_Link"><text:span text:style-name="T17">Java WebStart</text:span></text:a></text:p>
      <text:p text:style-name="P42"><text:a xlink:type="simple" xlink:href="https://docs.google.com/document/d/1nFGazvrCvHMZJgFstlbzoHjpAVwv5DEdnaBr_5pKuHo/edit#heading=h.zid25pbhk1pa" text:style-name="Internet_20_link" text:visited-style-name="Visited_20_Internet_20_Link"><text:span text:style-name="T17">FAQ</text:span></text:a></text:p>
      <text:p text:style-name="P41"><text:a xlink:type="simple" xlink:href="https://docs.google.com/document/d/1nFGazvrCvHMZJgFstlbzoHjpAVwv5DEdnaBr_5pKuHo/edit#heading=h.46uyw1ptiqut" text:style-name="Internet_20_link" text:visited-style-name="Visited_20_Internet_20_Link"><text:span text:style-name="T17">OpenJDK variants vs each other and vs Oracle JDK</text:span></text:a></text:p>
      <text:p text:style-name="P41"><text:soft-page-break/><text:a xlink:type="simple" xlink:href="https://docs.google.com/document/d/1nFGazvrCvHMZJgFstlbzoHjpAVwv5DEdnaBr_5pKuHo/edit#heading=h.lvl7dyvpos36" text:style-name="Internet_20_link" text:visited-style-name="Visited_20_Internet_20_Link"><text:span text:style-name="T17">Oracle JDK / OpenJDK 8, 11 End of Public Updates by Oracle</text:span></text:a></text:p>
      <text:p text:style-name="P43"><text:a xlink:type="simple" xlink:href="https://docs.google.com/document/d/1nFGazvrCvHMZJgFstlbzoHjpAVwv5DEdnaBr_5pKuHo/edit#heading=h.29tby1g1tqz1" text:style-name="Internet_20_link" text:visited-style-name="Visited_20_Internet_20_Link"><text:span text:style-name="T17">Appendix I - Signatories, Thanks and References</text:span></text:a><text:span text:style-name="T10"></text:span></text:p>
      <text:h text:style-name="P62" text:outline-level="1">Introduction</text:h>
      <text:p text:style-name="P4">With the recent changes to Oracle JDK distribution and support, there has been considerable uncertainty over the future of Java, over the software lifecycles, and over vendor-provided support. This document summarizes the changes Oracle is making, and the options available for users of Java SE.</text:p>
      <text:p text:style-name="P2"/>
      <table:table table:name="Tableau6" table:style-name="Tableau6">
        <table:table-column table:style-name="Tableau6.A"/>
        <table:table-row>
          <table:table-cell table:style-name="Tableau6.A1" office:value-type="string">
            <text:p text:style-name="P54">WHAT DO WE MEAN BY FREE?</text:p>
            <text:p text:style-name="P58"><text:span text:style-name="T18">In a nutshell, the word "</text:span><text:span text:style-name="T19">free</text:span><text:span text:style-name="T18">" has two distinct meanings in software:</text:span></text:p>
            <text:p text:style-name="P47"/>
            <text:list xml:id="list8124495525251724487" text:style-name="L6">
              <text:list-item>
                <text:p text:style-name="P60"><text:span text:style-name="T23">"</text:span><text:span text:style-name="T24">Free as in beer</text:span><text:span text:style-name="T23">" refers to the cost (i.e. money) of the software (aka </text:span><text:span text:style-name="T24">$free</text:span><text:span text:style-name="T23">).</text:span></text:p>
              </text:list-item>
              <text:list-item>
                <text:p text:style-name="P60"><text:span text:style-name="T24">"Free as in speech</text:span><text:span text:style-name="T23">" refers to what you are allowed to do with the software.</text:span></text:p>
              </text:list-item>
            </text:list>
            <text:p text:style-name="P47"/>
            <text:p text:style-name="P58"><text:span text:style-name="T18">As explained in the </text:span><text:a xlink:type="simple" xlink:href="https://docs.google.com/document/d/1nFGazvrCvHMZJgFstlbzoHjpAVwv5DEdnaBr_5pKuHo/edit#heading=h.sw5vtg4mh4gn" text:style-name="Internet_20_link" text:visited-style-name="Visited_20_Internet_20_Link"><text:span text:style-name="T16">Shorter Version</text:span></text:a><text:span text:style-name="T18">, you can still get Java SE binaries "</text:span><text:span text:style-name="T19">free as in beer</text:span><text:span text:style-name="T18">" from Oracle and other Java SE / OpenJDK providers.</text:span></text:p>
            <text:p text:style-name="P47"/>
            <text:p text:style-name="P58"><text:span text:style-name="T6">Although there are proprietary and/or restricted usage implementations of Java SE out there (Azul's Zing, Oracle's JDK etc), for a vast majority of users there is always the option of using an OpenJDK binary, which is </text:span><text:span text:style-name="T7">"free as in speech"</text:span><text:span text:style-name="T10"> </text:span><text:span text:style-name="T6">as it is </text:span><text:a xlink:type="simple" xlink:href="http://openjdk.java.net/legal/gplv2+ce.html" text:style-name="Internet_20_link" text:visited-style-name="Visited_20_Internet_20_Link"><text:span text:style-name="T16">GPLv2+CE</text:span></text:a><text:span text:style-name="T10"> </text:span><text:span text:style-name="T6">licensed.</text:span></text:p>
          </table:table-cell>
        </table:table-row>
      </table:table>
      <text:p text:style-name="Text_20_body"/>
      <text:p text:style-name="P4">These changes have happened within a short time frame creating a perfect storm of uncertainty as day to day developers, who don't follow the industry news closely, get caught up. This leads to factually incorrect posts like:</text:p>
      <text:p text:style-name="Text_20_body"/>
      <text:list xml:id="list2272094186049456805" text:style-name="L7">
        <text:list-item>
          <text:p text:style-name="P16"><text:a xlink:type="simple" xlink:href="https://dzone.com/articles/java-in-jeopardy" text:style-name="Internet_20_link" text:visited-style-name="Visited_20_Internet_20_Link"><text:span text:style-name="T12">DZone Article - Is Java in Jeopardy?</text:span></text:a></text:p>
        </text:list-item>
      </text:list>
      <text:p text:style-name="Text_20_body"/>
      <text:p text:style-name="P4">Which are luckily counterbalanced by more accurate posts such as:</text:p>
      <text:p text:style-name="Text_20_body"/>
      <text:list xml:id="list9015110388905528264" text:style-name="L8">
        <text:list-item>
          <text:p text:style-name="P17"><text:span text:style-name="T1">Donald Smith (Senior Director, Java Platform Product Management - Oracle) - </text:span><text:a xlink:type="simple" xlink:href="https://blogs.oracle.com/java-platform-group/update-and-faq-on-the-java-se-release-cadence" text:style-name="Internet_20_link" text:visited-style-name="Visited_20_Internet_20_Link"><text:span text:style-name="T12">Update and FAQ on the Java SE Release Cadence</text:span></text:a></text:p>
        </text:list-item>
        <text:list-item>
          <text:p text:style-name="P17"><text:span text:style-name="T1">Simon Ritter (Deputy CTO - Azul) - </text:span><text:a xlink:type="simple" xlink:href="https://www.azul.com/eliminating-java-update-confusion/" text:style-name="Internet_20_link" text:visited-style-name="Visited_20_Internet_20_Link"><text:span text:style-name="T12">Eliminating Java Update Confusion</text:span></text:a></text:p>
        </text:list-item>
        <text:list-item>
          <text:p text:style-name="P17"><text:span text:style-name="T1">Stephen Colebourne (Joda-Time author) - </text:span><text:a xlink:type="simple" xlink:href="http://blog.joda.org/2018/08/java-is-still-available-at-zero-cost.html" text:style-name="Internet_20_link" text:visited-style-name="Visited_20_Internet_20_Link"><text:span text:style-name="T12">Java is still available at Zero Cost</text:span></text:a><text:span text:style-name="T1"> and </text:span><text:a xlink:type="simple" xlink:href="https://blog.joda.org/2018/09/time-to-look-beyond-oracles-jdk.html?m=1" text:style-name="Internet_20_link" text:visited-style-name="Visited_20_Internet_20_Link"><text:span text:style-name="T12">Java Options</text:span></text:a></text:p>
        </text:list-item>
        <text:list-item>
          <text:p text:style-name="P17"><text:span text:style-name="T1">Hendrik Ebbers (Co-founder Karakun) - </text:span><text:a xlink:type="simple" xlink:href="https://dev.karakun.com/java/2018/06/25/java-releases.html" text:style-name="Internet_20_link" text:visited-style-name="Visited_20_Internet_20_Link"><text:span text:style-name="T12">Do I need to pay for Java now?</text:span></text:a></text:p>
        </text:list-item>
      </text:list>
      <text:p text:style-name="Text_20_body"/>
      <text:p text:style-name="P4"><text:soft-page-break/>This article will cover the main areas of concern and what's being done about those concerns by the ecosystem. By the end of this post, you should be reassured that Java SE is still being well looked after and that it has a future stronger than ever!</text:p>
      <text:h text:style-name="P62" text:outline-level="1">The New Six Month Release Cadence and LTS</text:h>
      <text:p text:style-name="P3"><text:span text:style-name="T1">Java SE now has a </text:span><text:a xlink:type="simple" xlink:href="https://blogs.oracle.com/java-platform-group/update-and-faq-on-the-java-se-release-cadence" text:style-name="Internet_20_link" text:visited-style-name="Visited_20_Internet_20_Link"><text:span text:style-name="T12">feature release every six months</text:span></text:a><text:span text:style-name="T1">, using a new versioning scheme which was previously </text:span><text:a xlink:type="simple" xlink:href="https://blogs.oracle.com/java-platform-group/faster-and-easier-use-and-redistribution-of-java-se" text:style-name="Internet_20_link" text:visited-style-name="Visited_20_Internet_20_Link"><text:span text:style-name="T12">announced</text:span></text:a><text:span text:style-name="T10"> </text:span><text:span text:style-name="T1">in 2017. Thanks to improvements in JCP processes, OpenJDK committers can now introduce spec changing features (such as </text:span><text:span text:style-name="T11">var</text:span><text:span text:style-name="T10"> </text:span><text:span text:style-name="T1">in Java SE 10) on the six-month cadence.</text:span></text:p>
      <text:p text:style-name="P2"/>
      <table:table table:name="Tableau7" table:style-name="Tableau7">
        <table:table-column table:style-name="Tableau7.A"/>
        <table:table-row>
          <table:table-cell table:style-name="Tableau7.A1" office:value-type="string">
            <text:p text:style-name="P48">WHAT DOES LTS MEAN WITH REGARDS TO JAVA / OPENJDK?</text:p>
            <text:p text:style-name="P55">Long Term Support (LTS) in OpenJDK is really just an understanding between the various contributors (led by Oracle) that the code line for Java SE 11 / 17 / 23 etc will be maintained for a longer period of time than six months.</text:p>
            <text:p text:style-name="P47"/>
            <text:p text:style-name="P55">Oracle will lead the first six months of an OpenJDK LTS code line, providing updates and producing Oracle OpenJDK builds, but will then afterward only provide updates for Oracle JDK, under a paid support plan.</text:p>
            <text:p text:style-name="P47"/>
            <text:p text:style-name="P55">However, Oracle will work with other OpenJDK vendors to hand over the OpenJDK LTS code line and allow them to continue working on it together to provide updates. Each vendor then has the choice of providing updates and/or paid support for the binaries they produce.</text:p>
            <text:p text:style-name="P47"/>
            <text:p text:style-name="P58"><text:span text:style-name="T19">NOTE:</text:span><text:span text:style-name="T21"> </text:span><text:span text:style-name="T18">This does mean that Oracle's JDK could differ from the OpenJDK based binaries produced by other providers (this has always been the case). That said, as long as the binaries pass the TCK, you're assured that those binaries are compatible with the Java SE standard.</text:span></text:p>
          </table:table-cell>
        </table:table-row>
      </table:table>
      <text:p text:style-name="Text_20_body"/>
      <text:p text:style-name="P4">Understanding the new versioning scheme (including what LTS means) and how new features are introduced impacts how each version is maintained. By maintenance, we mean the provision of update releases with security patches and important bug fixes.</text:p>
      <text:p text:style-name="P2"/>
      <table:table table:name="Tableau8" table:style-name="Tableau8">
        <table:table-column table:style-name="Tableau8.A"/>
        <table:table-row>
          <table:table-cell table:style-name="Tableau8.A1" office:value-type="string">
            <text:p text:style-name="P54">UPDATES vs SUPPORT</text:p>
            <text:p text:style-name="P47"/>
            <text:p text:style-name="P58"><text:span text:style-name="T7">Updates</text:span><text:span text:style-name="T10"> </text:span><text:span text:style-name="T6">refer to the code patches that have gone into OpenJDK and Oracle JDK. These have typically gone in for free, until vendors decide that there's an </text:span><text:span text:style-name="T8">End of Public Updates</text:span><text:span text:style-name="T10"> </text:span><text:a xlink:type="simple" xlink:href="https://blogs.oracle.com/java-platform-group/end-of-public-updates-is-a-process%2C-not-an-event" text:style-name="Internet_20_link" text:visited-style-name="Visited_20_Internet_20_Link"><text:span text:style-name="T16">process</text:span></text:a><text:span text:style-name="T8">.</text:span></text:p>
            <text:p text:style-name="P47"/>
            <text:p text:style-name="P58"><text:span text:style-name="T7">Support</text:span><text:span text:style-name="T10"> </text:span><text:span text:style-name="T6">means a commitment to fix bugs and it requires staff to answer users' problems, and that costs money. To be clear there has </text:span><text:span text:style-name="T8">never</text:span><text:span text:style-name="T10"> </text:span><text:span text:style-name="T6">been free support for Oracle JDK or OpenJDK.</text:span></text:p>
          </table:table-cell>
        </table:table-row>
      </table:table>
      <text:p text:style-name="Text_20_body"/>
      <text:p text:style-name="P3"><text:span text:style-name="T1">Up to and including OpenJDK 8 / Oracle JDK 8, updates were provided by Oracle and other </text:span><text:soft-page-break/><text:span text:style-name="T1">OpenJDK committers </text:span><text:span text:style-name="T5">within</text:span><text:span text:style-name="T10"> </text:span><text:span text:style-name="T1">a </text:span><text:span text:style-name="T10">“</text:span><text:span text:style-name="T4">feature release”</text:span><text:span text:style-name="T1">. Feature releases, such as 8u91, 8u111 and 8u131 (on a six-month cadence) were superseded by each subsequent feature release. For example, once 8u111 was released, you would not get updates on 8u91. </text:span></text:p>
      <text:p text:style-name="Text_20_body"/>
      <text:p text:style-name="P3"><text:span text:style-name="T1">Starting with OpenJDK 9 / Oracle JDK 9, the new six-monthly release cycle came into effect and updates now occur </text:span><text:span text:style-name="T5">between</text:span><text:span text:style-name="T10"> </text:span><text:span text:style-name="T4">"feature releases"</text:span><text:span text:style-name="T1">, i.e. Similar to 8u91 -&gt; 8u111, once 12 is released, you will not get updates to 11 by Oracle (However, other OpenJDK committers, likely lead by Red Hat, will provide these).</text:span></text:p>
      <text:h text:style-name="P64" text:outline-level="2">Oracle Updates Plan</text:h>
      <text:p text:style-name="P4">Until Java 8, Oracle provided updates for the Oracle JDK for a 3+ year lifecycle, and usage was permitted in personal as well as commercial settings. The updates provided no support, and support required the purchase of explicit licenses from Oracle. Paid support also entailed longer update cycles.</text:p>
      <text:p text:style-name="Text_20_body"/>
      <text:p text:style-name="P3"><text:span text:style-name="T1">Starting with Java 9, Oracle has moved to a </text:span><text:a xlink:type="simple" xlink:href="https://blogs.oracle.com/java-platform-group/update-and-faq-on-the-java-se-release-cadence" text:style-name="Internet_20_link" text:visited-style-name="Visited_20_Internet_20_Link"><text:span text:style-name="T12">faster cadence</text:span></text:a><text:span text:style-name="T10"> </text:span><text:span text:style-name="T1">for Oracle JDK and also started producing Oracle OpenJDK builds. Updates will generally be provided for 6 months before they are stopped upon release of the next version. If updates/support are required for a longer duration, or for production use, then it must be purchased from Oracle (i.e. You must be on Oracle JDK). Periodically, releases will be marked “LTS”. These releases will be supported by Oracle through their standard support licenses for an extended period. As of right now, the Oracle update plan for Oracle OpenJDK builds, with updates, is as follows:</text:span></text:p>
      <text:p text:style-name="P2"/>
      <table:table table:name="Tableau9" table:style-name="Tableau9">
        <table:table-column table:style-name="Tableau9.A"/>
        <table:table-column table:style-name="Tableau9.B"/>
        <table:table-column table:style-name="Tableau9.C"/>
        <table:table-row>
          <table:table-cell table:style-name="Tableau9.A1" office:value-type="string">
            <text:p text:style-name="P51">Oracle OpenJDK Build Version</text:p>
          </table:table-cell>
          <table:table-cell table:style-name="Tableau9.A1" office:value-type="string">
            <text:p text:style-name="P51">Release date</text:p>
          </table:table-cell>
          <table:table-cell table:style-name="Tableau9.A1" office:value-type="string">
            <text:p text:style-name="P58"><text:a xlink:type="simple" xlink:href="http://www.oracle.com/technetwork/java/javase/eol-135779.html" text:style-name="Internet_20_link" text:visited-style-name="Visited_20_Internet_20_Link"><text:span text:style-name="T13">Free updates superseded / ended (by Oracle)</text:span></text:a></text:p>
          </table:table-cell>
        </table:table-row>
        <table:table-row>
          <table:table-cell table:style-name="Tableau9.A1" office:value-type="string">
            <text:p text:style-name="P53">8</text:p>
          </table:table-cell>
          <table:table-cell table:style-name="Tableau9.A1" office:value-type="string">
            <text:p text:style-name="P53">March 2014</text:p>
          </table:table-cell>
          <table:table-cell table:style-name="Tableau9.A1" office:value-type="string">
            <text:p text:style-name="P53">At least through January 2020 (personal desktop use)</text:p>
            <text:p text:style-name="P53">Ends January 2019 for commercial use</text:p>
          </table:table-cell>
        </table:table-row>
        <table:table-row>
          <table:table-cell table:style-name="Tableau9.A1" office:value-type="string">
            <text:p text:style-name="P53">9</text:p>
          </table:table-cell>
          <table:table-cell table:style-name="Tableau9.A1" office:value-type="string">
            <text:p text:style-name="P53">Sept 2017</text:p>
          </table:table-cell>
          <table:table-cell table:style-name="Tableau9.A1" office:value-type="string">
            <text:p text:style-name="P53">Superseded by Oracle OpenJDK build 10</text:p>
          </table:table-cell>
        </table:table-row>
        <table:table-row>
          <table:table-cell table:style-name="Tableau9.A1" office:value-type="string">
            <text:p text:style-name="P53">10</text:p>
          </table:table-cell>
          <table:table-cell table:style-name="Tableau9.A1" office:value-type="string">
            <text:p text:style-name="P53">March 2018</text:p>
          </table:table-cell>
          <table:table-cell table:style-name="Tableau9.A1" office:value-type="string">
            <text:p text:style-name="P53">To be superseded by Oracle OpenJDK build 11 in Sept 2018</text:p>
          </table:table-cell>
        </table:table-row>
        <table:table-row>
          <table:table-cell table:style-name="Tableau9.A1" office:value-type="string">
            <text:p text:style-name="P53">11</text:p>
          </table:table-cell>
          <table:table-cell table:style-name="Tableau9.A1" office:value-type="string">
            <text:p text:style-name="P53">Sept 2018</text:p>
          </table:table-cell>
          <table:table-cell table:style-name="Tableau9.A1" office:value-type="string">
            <text:p text:style-name="P53">To be superseded by Oracle OpenJDK build 12 in March 2019 (this may be extended).</text:p>
          </table:table-cell>
        </table:table-row>
        <table:table-row>
          <table:table-cell table:style-name="Tableau9.A1" office:value-type="string">
            <text:p text:style-name="P53">12</text:p>
          </table:table-cell>
          <table:table-cell table:style-name="Tableau9.A1" office:value-type="string">
            <text:p text:style-name="P53">March 2019</text:p>
          </table:table-cell>
          <table:table-cell table:style-name="Tableau9.A1" office:value-type="string">
            <text:p text:style-name="P53">To be superseded by Oracle OpenJDK build 13</text:p>
          </table:table-cell>
        </table:table-row>
        <table:table-row>
          <table:table-cell table:style-name="Tableau9.A1" office:value-type="string">
            <text:p text:style-name="P53">13</text:p>
          </table:table-cell>
          <table:table-cell table:style-name="Tableau9.A1" office:value-type="string">
            <text:p text:style-name="P53">Sept 2019</text:p>
          </table:table-cell>
          <table:table-cell table:style-name="Tableau9.A1" office:value-type="string">
            <text:p text:style-name="P53">To be superseded by Oracle OpenJDK build 14</text:p>
          </table:table-cell>
        </table:table-row>
      </table:table>
      <text:p text:style-name="Text_20_body"/>
      <text:p text:style-name="P4">The idea here is simple. As has been the model of Java SE going way back to the Sun era, Oracle focuses on new innovations and moving Java SE forward. Organizations who wish to remain on legacy versions can do so via commercial support offerings. Of course, for some Java SE users and development shops, such rapid upgrade is not feasible.</text:p>
      <text:h text:style-name="P66" text:outline-level="2">OpenJDK Updates Plan</text:h>
      <text:p text:style-name="P3"><text:span text:style-name="T1">The </text:span><text:a xlink:type="simple" xlink:href="http://openjdk.java.net/" text:style-name="Internet_20_link" text:visited-style-name="Visited_20_Internet_20_Link"><text:span text:style-name="T12">OpenJDK</text:span></text:a><text:span text:style-name="T10"> </text:span><text:span text:style-name="T1">community works on a free, open-source implementation of the Java SE standard. Oracle contributes heavily to the project, and it is the basis for both Oracle OpenJDK builds and Oracle JDK. OpenJDK 11+ is interchangeable with Oracle JDK for applications that adhere to the Java SE standard and are using a build that has been tested against the </text:span><text:a xlink:type="simple" xlink:href="https://jcp.org/en/resources/tdk" text:style-name="Internet_20_link" text:visited-style-name="Visited_20_Internet_20_Link"><text:span text:style-name="T12">TCK</text:span></text:a><text:span text:style-name="T1">. Oracle will continue to contribute to OpenJDK while they provide updates for the corresponding Oracle OpenJDK build version. Once that version is superseded, Oracle will cease contributing to that version and start updating the next one.</text:span></text:p>
      <text:p text:style-name="Text_20_body"/>
      <text:p text:style-name="P4">Oracle has been highly receptive to the idea of community maintenance (for OpenJDK 6 and 7) and will continue to support handover of OpenJDK to the community to a qualified volunteering entity once they have moved on to working on the next version. Red Hat stepped in to globally lead (and provide regular updates to) OpenJDK 6 and OpenJDK 7 projects after Oracle ended updates for them. After Red Hat stopped updating OpenJDK 6, Azul Systems stepped in to lead the project and they continue to provide updates to this day.</text:p>
      <text:p text:style-name="Text_20_body"/>
      <text:p text:style-name="P4">Red Hat intends to apply for the leadership of OpenJDK 8 after Oracle stops updating it in January 2019. It is important to note that while Red Hat leads the OpenJDK 6 and 7 projects, they are not the sole contributors. Other vendors provide patches and fixes from time to time as well. With OpenJDK 8, there will be more contribution than ever before from non-Red Hat companies, such as Amazon, Azul, IBM, and others.</text:p>
      <text:p text:style-name="Text_20_body"/>
      <text:p text:style-name="P4">For consistency, the OpenJDK update cycle will be extended for the same versions that are deemed LTS for Oracle JDK. As of right now, OpenJDK support cycle is as follows:</text:p>
      <text:p text:style-name="Text_20_body"/>
      <text:p text:style-name="P3"><text:span text:style-name="T3">NOTE</text:span><text:span text:style-name="T1">: These times are subject to change and different providers all have slightly different timeline commitments.  Therefore we use the term </text:span><text:span text:style-name="T4">"At Least"</text:span><text:span text:style-name="T1">.</text:span></text:p>
      <text:p text:style-name="P2"/>
      <table:table table:name="Tableau10" table:style-name="Tableau10">
        <table:table-column table:style-name="Tableau10.A"/>
        <table:table-column table:style-name="Tableau10.B"/>
        <table:table-column table:style-name="Tableau10.C"/>
        <table:table-row>
          <table:table-cell table:style-name="Tableau10.A1" office:value-type="string">
            <text:p text:style-name="P51">Version</text:p>
          </table:table-cell>
          <table:table-cell table:style-name="Tableau10.A1" office:value-type="string">
            <text:p text:style-name="P51">Release date</text:p>
          </table:table-cell>
          <table:table-cell table:style-name="Tableau10.A1" office:value-type="string">
            <text:p text:style-name="P58"><text:a xlink:type="simple" xlink:href="http://www.oracle.com/technetwork/java/javase/eol-135779.html" text:style-name="Internet_20_link" text:visited-style-name="Visited_20_Internet_20_Link"><text:span text:style-name="T13">Free updates superseded / ended (by OpenJDK community members)</text:span></text:a></text:p>
          </table:table-cell>
        </table:table-row>
        <table:table-row>
          <table:table-cell table:style-name="Tableau10.A1" office:value-type="string">
            <text:p text:style-name="P53">OpenJDK 6</text:p>
          </table:table-cell>
          <table:table-cell table:style-name="Tableau10.A1" office:value-type="string">
            <text:p text:style-name="Table_20_Contents"/>
          </table:table-cell>
          <table:table-cell table:style-name="Tableau10.A1" office:value-type="string">
            <text:p text:style-name="P53">Supported primarily by Azul systems</text:p>
          </table:table-cell>
        </table:table-row>
        <table:table-row>
          <table:table-cell table:style-name="Tableau10.A1" office:value-type="string">
            <text:p text:style-name="P53">OpenJDK 7</text:p>
          </table:table-cell>
          <table:table-cell table:style-name="Tableau10.A1" office:value-type="string">
            <text:p text:style-name="Table_20_Contents"/>
          </table:table-cell>
          <table:table-cell table:style-name="Tableau10.A1" office:value-type="string">
            <text:p text:style-name="P53">At least through to June 2020 Supported primarily by Red Hat</text:p>
          </table:table-cell>
        </table:table-row>
        <table:table-row>
          <table:table-cell table:style-name="Tableau10.A1" office:value-type="string">
            <text:p text:style-name="P53">OpenJDK 8</text:p>
            <text:p text:style-name="P53">(LTS)</text:p>
          </table:table-cell>
          <table:table-cell table:style-name="Tableau10.A1" office:value-type="string">
            <text:p text:style-name="P53">March 2014</text:p>
          </table:table-cell>
          <table:table-cell table:style-name="Tableau10.A1" office:value-type="string">
            <text:p text:style-name="P53">At least through Sept 2023. Red Hat will apply to lead after Jan 2019, and will be supported by Amazon, Azul Systems, IBM, and others.</text:p>
          </table:table-cell>
        </table:table-row>
        <table:table-row>
          <table:table-cell table:style-name="Tableau10.A1" office:value-type="string">
            <text:p text:style-name="P53">OpenJDK 9</text:p>
          </table:table-cell>
          <table:table-cell table:style-name="Tableau10.A1" office:value-type="string">
            <text:p text:style-name="P53">Sept 2017</text:p>
          </table:table-cell>
          <table:table-cell table:style-name="Tableau10.A1" office:value-type="string">
            <text:p text:style-name="P53">Superseded by OpenJDK 10</text:p>
          </table:table-cell>
        </table:table-row>
        <table:table-row>
          <table:table-cell table:style-name="Tableau10.A1" office:value-type="string">
            <text:p text:style-name="P53">OpenJDK 10</text:p>
          </table:table-cell>
          <table:table-cell table:style-name="Tableau10.A1" office:value-type="string">
            <text:p text:style-name="P53">March 2018</text:p>
          </table:table-cell>
          <table:table-cell table:style-name="Tableau10.A1" office:value-type="string">
            <text:p text:style-name="P53">To be superseded by OpenJDK 11 in Sept 2018</text:p>
          </table:table-cell>
        </table:table-row>
        <table:table-row>
          <table:table-cell table:style-name="Tableau10.A1" office:value-type="string">
            <text:p text:style-name="P53">OpenJDK 11 <text:soft-page-break/>(LTS)</text:p>
          </table:table-cell>
          <table:table-cell table:style-name="Tableau10.A1" office:value-type="string">
            <text:p text:style-name="P53">Sept 2018</text:p>
          </table:table-cell>
          <table:table-cell table:style-name="Tableau10.A1" office:value-type="string">
            <text:p text:style-name="P53">TBA, but comparable to the long OpenJDK 6 / 7 / 8 lifecycles</text:p>
          </table:table-cell>
        </table:table-row>
        <table:table-row>
          <table:table-cell table:style-name="Tableau10.A1" office:value-type="string">
            <text:p text:style-name="P53">OpenJDK 12</text:p>
          </table:table-cell>
          <table:table-cell table:style-name="Tableau10.A1" office:value-type="string">
            <text:p text:style-name="P53">March 2019</text:p>
          </table:table-cell>
          <table:table-cell table:style-name="Tableau10.A1" office:value-type="string">
            <text:p text:style-name="P53">To be superseded by OpenJDK 13</text:p>
          </table:table-cell>
        </table:table-row>
        <table:table-row>
          <table:table-cell table:style-name="Tableau10.A1" office:value-type="string">
            <text:p text:style-name="P53">OpenJDK 13</text:p>
          </table:table-cell>
          <table:table-cell table:style-name="Tableau10.A1" office:value-type="string">
            <text:p text:style-name="P53">Sept 2019</text:p>
          </table:table-cell>
          <table:table-cell table:style-name="Tableau10.A1" office:value-type="string">
            <text:p text:style-name="P53">To be superseded by OpenJDK 14</text:p>
          </table:table-cell>
        </table:table-row>
      </table:table>
      <text:h text:style-name="P62" text:outline-level="1">Java SE / OpenJDK Providers</text:h>
      <text:p text:style-name="P3"><text:span text:style-name="T1">There are now a large number of Java SE / OpenJDK providers who provide either updates and/or paid support options. The following sections provide a lot of detail, if you prefer a shorter read then Stephen Colebourne's </text:span><text:a xlink:type="simple" xlink:href="https://blog.joda.org/2018/09/time-to-look-beyond-oracles-jdk.html" text:style-name="Internet_20_link" text:visited-style-name="Visited_20_Internet_20_Link"><text:span text:style-name="T12">Java SE 11 Options</text:span></text:a><text:span text:style-name="T10"> </text:span><text:span text:style-name="T1">post gives a summary.</text:span></text:p>
      <text:p text:style-name="P2"/>
      <table:table table:name="Tableau11" table:style-name="Tableau11">
        <table:table-column table:style-name="Tableau11.A"/>
        <table:table-row>
          <table:table-cell table:style-name="Tableau11.A1" office:value-type="string">
            <text:p text:style-name="P54">UPDATES vs SUPPORT</text:p>
            <text:p text:style-name="P47"/>
            <text:p text:style-name="P58"><text:span text:style-name="T7">Updates</text:span><text:span text:style-name="T10"> </text:span><text:span text:style-name="T6">refer to the code patches that have gone into OpenJDK and Oracle JDK. These have typically gone in for free, until vendors decide that there's an </text:span><text:span text:style-name="T8">End of Public Updates.</text:span></text:p>
            <text:p text:style-name="P47"/>
            <text:p text:style-name="P58"><text:span text:style-name="T7">Support</text:span><text:span text:style-name="T10"> </text:span><text:span text:style-name="T6">means a commitment to fix bugs and it requires staff to answer users' problems, and that costs money. To be clear there has </text:span><text:span text:style-name="T8">never</text:span><text:span text:style-name="T10"> </text:span><text:span text:style-name="T6">been free support for Oracle JDK or OpenJDK.</text:span></text:p>
          </table:table-cell>
        </table:table-row>
      </table:table>
      <text:h text:style-name="P64" text:outline-level="2">Why Would I Choose Commercial Support?</text:h>
      <text:p text:style-name="P4">If you need a fix in a timely manner, someone to respond to your user requests, or if you want the reassurance that the binary you use is being backed by a vendor, then Azul, IBM, Red Hat, Oracle et al. all offer choices.</text:p>
      <text:p text:style-name="P2"/>
      <table:table table:name="Tableau12" table:style-name="Tableau12">
        <table:table-column table:style-name="Tableau12.A"/>
        <table:table-row>
          <table:table-cell table:style-name="Tableau12.A1" office:value-type="string">
            <text:p text:style-name="P48">A PHILOSOPHICAL POINT ON PAYING FOR OPEN SOURCE SOFTWARE</text:p>
            <text:p text:style-name="P58"><text:span text:style-name="T18">The industry at large has settled firmly on Open Source Software as the way forward. Because of its "</text:span><text:span text:style-name="T19">Free as in speech</text:span><text:span text:style-name="T18">" nature, OSS licenses allow folks to modify and adapt other people's software without fear of punitive action.</text:span></text:p>
            <text:p text:style-name="P47"/>
            <text:p text:style-name="P58"><text:span text:style-name="T18">Many folks also enjoy the "</text:span><text:span text:style-name="T19">Free as in beer</text:span><text:span text:style-name="T18">" nature of much OSS software, but this comes at a great cost to the authors! Software developers, like anyone else, need to put a roof over their heads and food on their table. Vendors like Oracle pour vast amounts of money into Java SE (think 10s of $ Millions per year at the very least) and they do need to somehow pay for that cost.</text:span></text:p>
            <text:p text:style-name="P47"/>
            <text:p text:style-name="P55">So although you're certainly not obliged to go with a paid support option with one of the vendors, sometimes it's worth thinking about how you, the end users, can support the Java SE ecosystem to ensure it has a long lasting future!</text:p>
          </table:table-cell>
        </table:table-row>
      </table:table>
      <text:h text:style-name="P66" text:outline-level="2">Provider Summary</text:h>
      <text:h text:style-name="P68" text:outline-level="3">Build yourself from Source</text:h>
      <text:p text:style-name="P4">Build from Source [OpenJDK, no commercial support, need to self-build]:</text:p>
      <text:p text:style-name="Text_20_body"/>
      <text:list xml:id="list3579095106748631891" text:style-name="L9">
        <text:list-item>
          <text:p text:style-name="P18"><text:span text:style-name="T1">Mercurial:         </text:span><text:a xlink:type="simple" xlink:href="http://hg.openjdk.java.net/" text:style-name="Internet_20_link" text:visited-style-name="Visited_20_Internet_20_Link"><text:span text:style-name="T12">http://hg.openjdk.java.net/</text:span></text:a></text:p>
        </text:list-item>
        <text:list-item>
          <text:p text:style-name="P18"><text:span text:style-name="T1">Tarballs (7+):        </text:span><text:a xlink:type="simple" xlink:href="https://openjdk-sources.osci.io/" text:style-name="Internet_20_link" text:visited-style-name="Visited_20_Internet_20_Link"><text:span text:style-name="T12">https://openjdk-sources.osci.io/</text:span></text:a></text:p>
        </text:list-item>
        <text:list-item>
          <text:p text:style-name="P18"><text:span text:style-name="T1">AdoptOpenJDK:    </text:span><text:a xlink:type="simple" xlink:href="https://www.github.com/AdoptOpenJDK/openjdk-build" text:style-name="Internet_20_link" text:visited-style-name="Visited_20_Internet_20_Link"><text:span text:style-name="T12">https://www.github.com/AdoptOpenJDK/openjdk-build</text:span></text:a></text:p>
        </text:list-item>
      </text:list>
      <text:h text:style-name="P68" text:outline-level="3">Free Binary Distributions</text:h>
      <text:p text:style-name="P4">Free Builds for Linux, Windows, Mac, etc. [OpenJDK, no commercial support]:</text:p>
      <text:p text:style-name="Text_20_body"/>
      <text:list xml:id="list8946536051852489453" text:style-name="L10">
        <text:list-item>
          <text:p text:style-name="P19"><text:a xlink:type="simple" xlink:href="https://adoptopenjdk.net/" text:style-name="Internet_20_link" text:visited-style-name="Visited_20_Internet_20_Link"><text:span text:style-name="T12">AdoptOpenJDK</text:span></text:a></text:p>
        </text:list-item>
        <text:list-item>
          <text:p text:style-name="P19"><text:a xlink:type="simple" xlink:href="https://www.azul.com/downloads/zulu/" text:style-name="Internet_20_link" text:visited-style-name="Visited_20_Internet_20_Link"><text:span text:style-name="T12">Azul Zulu</text:span></text:a></text:p>
        </text:list-item>
        <text:list-item>
          <text:p text:style-name="P7">Linux Distros</text:p>
        </text:list-item>
        <text:list-item>
          <text:p text:style-name="P19"><text:a xlink:type="simple" xlink:href="http://jdk.java.net/" text:style-name="Internet_20_link" text:visited-style-name="Visited_20_Internet_20_Link"><text:span text:style-name="T12">Oracle OpenJDK builds - GPLv2+CE binary distribution</text:span></text:a></text:p>
        </text:list-item>
        <text:list-item>
          <text:p text:style-name="P19"><text:a xlink:type="simple" xlink:href="http://sapmachine.io/" text:style-name="Internet_20_link" text:visited-style-name="Visited_20_Internet_20_Link"><text:span text:style-name="T12">SapMachine</text:span></text:a></text:p>
        </text:list-item>
      </text:list>
      <text:h text:style-name="P68" text:outline-level="3">Commercially Supported Distributions</text:h>
      <text:p text:style-name="P4">Commercially supported [all Java SE compliant]:</text:p>
      <text:p text:style-name="Text_20_body"/>
      <text:p text:style-name="P31">Azul Systems [OpenJDK base]:</text:p>
      <text:list xml:id="list7690812684779074951" text:style-name="L11">
        <text:list-item>
          <text:p text:style-name="P35"><text:a xlink:type="simple" xlink:href="https://www.azul.com/products/azul_support_roadmap/" text:style-name="Internet_20_link" text:visited-style-name="Visited_20_Internet_20_Link"><text:span text:style-name="T12">Azul Java Product Support Roadmap</text:span></text:a></text:p>
        </text:list-item>
        <text:list-item>
          <text:p text:style-name="P35"><text:a xlink:type="simple" xlink:href="https://www.azul.com/products/zulu-and-zulu-enterprise/zulu-enterprise-java-support-options/" text:style-name="Internet_20_link" text:visited-style-name="Visited_20_Internet_20_Link"><text:span text:style-name="T12">Zulu and Zulu Enterprise Support Options</text:span></text:a></text:p>
        </text:list-item>
      </text:list>
      <text:p text:style-name="P32">    </text:p>
      <text:p text:style-name="P31">IBM [OpenJDK base classes + Eclipse OpenJ9 VM]:</text:p>
      <text:list xml:id="list4207431594843200486" text:style-name="L12">
        <text:list-item>
          <text:p text:style-name="P36"><text:a xlink:type="simple" xlink:href="https://www.ibm.com/marketplace/support-for-runtimes" text:style-name="Internet_20_link" text:visited-style-name="Visited_20_Internet_20_Link"><text:span text:style-name="T12">IBM Support For Runtimes</text:span></text:a></text:p>
        </text:list-item>
      </text:list>
      <text:p text:style-name="P33"/>
      <text:p text:style-name="P31">Oracle JDK [OpenJDK base]:</text:p>
      <text:list xml:id="list6369510753714770964" text:style-name="L13">
        <text:list-item>
          <text:p text:style-name="P37"><text:a xlink:type="simple" xlink:href="http://www.oracle.com/technetwork/java/javaseproducts/overview/javasesubscriptionfaq-4891443.html" text:style-name="Internet_20_link" text:visited-style-name="Visited_20_Internet_20_Link"><text:span text:style-name="T12">Commercial Support for Java</text:span></text:a></text:p>
        </text:list-item>
      </text:list>
      <text:p text:style-name="P33"/>
      <text:p text:style-name="P31">Red Hat [OpenJDK base]:</text:p>
      <text:list xml:id="list210837288788962554" text:style-name="L14">
        <text:list-item>
          <text:p text:style-name="P38"><text:a xlink:type="simple" xlink:href="https://access.redhat.com/articles/1299013" text:style-name="Internet_20_link" text:visited-style-name="Visited_20_Internet_20_Link"><text:span text:style-name="T12">General Support information from Red Hat</text:span></text:a></text:p>
        </text:list-item>
      </text:list>
      <text:h text:style-name="P67" text:outline-level="2">Linux Distros</text:h>
      <text:p text:style-name="P4">The various Linux distros will continue to provide OpenJDK for their respective distributions including but not limited to Debian, Ubuntu, CentOS, Fedora, Mint, Alpine et al.</text:p>
      <text:h text:style-name="P68" text:outline-level="3">Support Options</text:h>
      <text:list xml:id="list225085199910745720" text:style-name="L15">
        <text:list-item>
          <text:p text:style-name="P8">Linux Distros do not typically offer paid support (the exception being Red Hat for OpenJDK on RHEL).</text:p>
        </text:list-item>
      </text:list>
      <text:h text:style-name="P68" text:outline-level="3">Important Links</text:h>
      <text:p text:style-name="P4">Please visit your distro homepage for more information.</text:p>
      <text:h text:style-name="P64" text:outline-level="2">AdoptOpenJDK</text:h>
      <text:p text:style-name="P3"><text:a xlink:type="simple" xlink:href="https://adoptopenjdk.net/" text:style-name="Internet_20_link" text:visited-style-name="Visited_20_Internet_20_Link"><text:span text:style-name="T12">AdoptOpenJDK</text:span></text:a><text:span text:style-name="T10"> </text:span><text:span text:style-name="T1">provides OpenJDK binary distributions (HotSpot and Eclipse OpenJ9) for a very wide range of platforms (Linux, Mac, Windows 32/64, Arm 32/64, z/OS, Solaris, AIX, PPC, s390 and more).</text:span></text:p>
      <text:h text:style-name="P68" text:outline-level="3">Support Options</text:h>
      <text:list xml:id="list7966362847812237317" text:style-name="L16">
        <text:list-item>
          <text:p text:style-name="P9">AdoptOpenJDK doesn’t offer paid support. It simply provides well-tested binaries (some of which are TCK'd) from OpenJDK and Eclipse OpenJ9 upstream projects.</text:p>
        </text:list-item>
        <text:list-item>
          <text:p text:style-name="P9">IBM offers paid support for OpenJDK (with Eclipse OpenJ9 VM) binaries built at AdoptOpenJDK.</text:p>
        </text:list-item>
      </text:list>
      <text:h text:style-name="P68" text:outline-level="3">Important Links</text:h>
      <text:list xml:id="list2283233297637964057" text:style-name="L17">
        <text:list-item>
          <text:p text:style-name="P20"><text:a xlink:type="simple" xlink:href="https://adoptopenjdk.net/" text:style-name="Internet_20_link" text:visited-style-name="Visited_20_Internet_20_Link"><text:span text:style-name="T12">AdoptOpenJDK</text:span></text:a><text:span text:style-name="T1"> home page</text:span></text:p>
        </text:list-item>
        <text:list-item>
          <text:p text:style-name="P20"><text:a xlink:type="simple" xlink:href="https://adoptopenjdk.net/support.html" text:style-name="Internet_20_link" text:visited-style-name="Visited_20_Internet_20_Link"><text:span text:style-name="T12">AdoptOpenJDK Support Plans</text:span></text:a></text:p>
        </text:list-item>
      </text:list>
      <text:h text:style-name="P64" text:outline-level="2">Azul</text:h>
      <text:p text:style-name="P4">Azul provides OpenJDK binaries (Zulu) as well as a specialized Java platform (Zing). </text:p>
      <text:h text:style-name="P68" text:outline-level="3">Support Options</text:h>
      <text:p text:style-name="P4">Azul offers an option for all companies that do not want to skip all Java SE versions between LTS releases but cannot switch to the newest version every 6 months. Next, to the support for all LTS releases, where Azul provides 1 more year of support than Oracle, Azul offers support for so-called Medium Term Support (MTS) releases for their Zulu JDK. Here you can buy commercial support for every second Java SE version regardless of if it is LTS or not. The support duration of these <text:soft-page-break/>versions is different. Azul tries to provide a good time range to prepare a migration to the next version and defines 3 different durations for support of Java SE versions.</text:p>
      <text:p text:style-name="Text_20_body"/>
      <text:p text:style-name="P4">Unlike Oracle, the commercial support of Zulu is not defined per CPU but based on the number of systems. A system is defined as a physical or virtual server. The only difference between standard and premium support is the availability of the support. By buying premium support you can call Azul 24x7.</text:p>
      <text:h text:style-name="P68" text:outline-level="3">Important Links</text:h>
      <text:list xml:id="list3375825805095604564" text:style-name="L18">
        <text:list-item>
          <text:p text:style-name="P21"><text:a xlink:type="simple" xlink:href="https://www.azul.com/products/azul_support_roadmap/" text:style-name="Internet_20_link" text:visited-style-name="Visited_20_Internet_20_Link"><text:span text:style-name="T12">Azul Java Product Support Roadmap</text:span></text:a></text:p>
        </text:list-item>
        <text:list-item>
          <text:p text:style-name="P21"><text:a xlink:type="simple" xlink:href="https://www.azul.com/products/zulu-and-zulu-enterprise/zulu-enterprise-java-support-options/" text:style-name="Internet_20_link" text:visited-style-name="Visited_20_Internet_20_Link"><text:span text:style-name="T12">Zulu and Zulu Enterprise Support Options</text:span></text:a><text:span text:style-name="T1">.</text:span></text:p>
        </text:list-item>
      </text:list>
      <text:h text:style-name="P64" text:outline-level="2">IBM</text:h>
      <text:p text:style-name="P3"><text:span text:style-name="T1">IBM provides native JDK bundles for AIX, Linux (on x86, Power, zSystems), z/OS and IBM i. IBM offers the IBM SDK for Java SE versions for use with IBM products or platforms and for developer use from </text:span><text:a xlink:type="simple" xlink:href="https://developer.ibm.com/javasdk/" text:style-name="Internet_20_link" text:visited-style-name="Visited_20_Internet_20_Link"><text:span text:style-name="T12">developerWorks</text:span></text:a><text:span text:style-name="T1">. IBM also provides OpenJDK (with Eclipse OpenJ9) binaries built and tested at AdoptOpenJDK.</text:span></text:p>
      <text:h text:style-name="P68" text:outline-level="3">Support Options</text:h>
      <text:p text:style-name="P3"><text:span text:style-name="T1">For Java SE 7 and 8, IBM still provides security updates and bugfixes. The </text:span><text:a xlink:type="simple" xlink:href="https://developer.ibm.com/javasdk/support/lifecycle/" text:style-name="Internet_20_link" text:visited-style-name="Visited_20_Internet_20_Link"><text:span text:style-name="T12">IBM support lifecycle</text:span></text:a><text:span text:style-name="T10"> </text:span><text:span text:style-name="T1">will continue to be updated. Based on the new Java SE release schedule IBM has announced that the non-LTS releases will be available as OpenJDK with OpenJ9 binaries from AdoptOpenJDK.</text:span></text:p>
      <text:h text:style-name="P68" text:outline-level="3">Important Links</text:h>
      <text:list xml:id="list7456284314248084591" text:style-name="L19">
        <text:list-item>
          <text:p text:style-name="P22"><text:a xlink:type="simple" xlink:href="https://www.eclipse.org/openj9/" text:style-name="Internet_20_link" text:visited-style-name="Visited_20_Internet_20_Link"><text:span text:style-name="T12">Eclipse OpenJ9</text:span></text:a></text:p>
        </text:list-item>
        <text:list-item>
          <text:p text:style-name="P22"><text:a xlink:type="simple" xlink:href="https://adoptopenjdk.net/?variant=openjdk8&amp;jvmVariant=openj9" text:style-name="Internet_20_link" text:visited-style-name="Visited_20_Internet_20_Link"><text:span text:style-name="T12">AdoptOpenJDK OpenJ9 Binaries</text:span></text:a></text:p>
        </text:list-item>
        <text:list-item>
          <text:p text:style-name="P22"><text:a xlink:type="simple" xlink:href="https://www.ibm.com/marketplace/support-for-runtimes" text:style-name="Internet_20_link" text:visited-style-name="Visited_20_Internet_20_Link"><text:span text:style-name="T12">IBM Support For Runtimes</text:span></text:a></text:p>
        </text:list-item>
        <text:list-item>
          <text:p text:style-name="P22"><text:a xlink:type="simple" xlink:href="https://developer.ibm.com/javasdk" text:style-name="Internet_20_link" text:visited-style-name="Visited_20_Internet_20_Link"><text:span text:style-name="T12">IBM JDK Details</text:span></text:a></text:p>
        </text:list-item>
      </text:list>
      <text:h text:style-name="P64" text:outline-level="2">Oracle</text:h>
      <text:p text:style-name="P3"><text:span text:style-name="T1">Oracle now produces two JDK binaries: the traditional </text:span><text:a xlink:type="simple" xlink:href="http://www.oracle.com/technetwork/java/javase/downloads/index.html" text:style-name="Internet_20_link" text:visited-style-name="Visited_20_Internet_20_Link"><text:span text:style-name="T12">Oracle JDK</text:span></text:a><text:span text:style-name="T10"> </text:span><text:span text:style-name="T1">and an </text:span><text:a xlink:type="simple" xlink:href="http://jdk.java.net/" text:style-name="Internet_20_link" text:visited-style-name="Visited_20_Internet_20_Link"><text:span text:style-name="T12">Oracle OpenJDK build</text:span></text:a><text:span text:style-name="T1">.</text:span></text:p>
      <text:h text:style-name="P69" text:outline-level="3">Support Options</text:h>
      <text:p text:style-name="P44"><text:span text:style-name="T1">In June 2018, Oracle replaced its legacy </text:span><text:span text:style-name="T10">“</text:span><text:span text:style-name="T4">Java SE Advanced”</text:span><text:span text:style-name="T10"> </text:span><text:span text:style-name="T1">perpetual license support product with a Subscription based offering that includes license and support. One of them targets Java SE on the desktop and the other one Java SE on the server, cloud, and Java SE in general. If you do </text:span><text:soft-page-break/><text:span text:style-name="T1">not use Java SE on the desktop the </text:span><text:span text:style-name="T10">“</text:span><text:a xlink:type="simple" xlink:href="https://blogs.oracle.com/java-platform-group/a-quick-summary-on-the-new-java-se-subscription" text:style-name="Internet_20_link" text:visited-style-name="Visited_20_Internet_20_Link"><text:span text:style-name="T14">Java SE Subscription</text:span></text:a><text:span text:style-name="T10">” </text:span><text:span text:style-name="T1">will be the right support model for you. If you use Java SE on the desktop for client applications the </text:span><text:span text:style-name="T10">“</text:span><text:span text:style-name="T4">Java SE Desktop Subscription”</text:span><text:span text:style-name="T10"> </text:span><text:span text:style-name="T1">product is available. If your software uses a Java SE server and Java SE based clients you can subscribe to both offerings.</text:span></text:p>
      <text:p text:style-name="P4">Commercial support for Java SE applications on the desktop might become quite important for some companies since Oracle will drop several important desktop features from the JDK starting with Java SE version 11. If you are using Java SE on the desktop we highly recommend to read the following articles:</text:p>
      <text:p text:style-name="Text_20_body"/>
      <text:list xml:id="list6241463409981948027" text:style-name="L20">
        <text:list-item>
          <text:p text:style-name="P23"><text:a xlink:type="simple" xlink:href="https://jaxenter.com/jdk-11-javafx-separate-module-142186.html" text:style-name="Internet_20_link" text:visited-style-name="Visited_20_Internet_20_Link"><text:span text:style-name="T12">JavaFX Separate Module</text:span></text:a></text:p>
        </text:list-item>
        <text:list-item>
          <text:p text:style-name="P23"><text:a xlink:type="simple" xlink:href="https://jaxenter.com/javafx-separate-module-jdk-142253.html" text:style-name="Internet_20_link" text:visited-style-name="Visited_20_Internet_20_Link"><text:span text:style-name="T12">JavaFX Separate Module Part II</text:span></text:a></text:p>
        </text:list-item>
        <text:list-item>
          <text:p text:style-name="P23"><text:a xlink:type="simple" xlink:href="https://jaxenter.com/early-access-build-standalone-javafx-sdk-now-available-144327.html" text:style-name="Internet_20_link" text:visited-style-name="Visited_20_Internet_20_Link"><text:span text:style-name="T12">JavaFX Separate Module Is Now Available</text:span></text:a></text:p>
        </text:list-item>
        <text:list-item>
          <text:p text:style-name="P23"><text:a xlink:type="simple" xlink:href="https://dzone.com/articles/what-the-future-java-releases-will-mean-for-legacy" text:style-name="Internet_20_link" text:visited-style-name="Visited_20_Internet_20_Link"><text:span text:style-name="T12">Java client roadmap that was announced by Oracle in 2018</text:span></text:a><text:span text:style-name="T1">.</text:span></text:p>
        </text:list-item>
      </text:list>
      <text:h text:style-name="P68" text:outline-level="3">Important Links</text:h>
      <text:list xml:id="list6572698817279494236" text:style-name="L21">
        <text:list-item>
          <text:p text:style-name="P24"><text:a xlink:type="simple" xlink:href="http://www.oracle.com/technetwork/java/javaseproducts/overview/javasesubscriptionfaq-4891443.html" text:style-name="Internet_20_link" text:visited-style-name="Visited_20_Internet_20_Link"><text:span text:style-name="T12">Commercial Support for Java</text:span></text:a></text:p>
        </text:list-item>
        <text:list-item>
          <text:p text:style-name="P45"><text:a xlink:type="simple" xlink:href="http://www.oracle.com/us/corporate/pricing/price-lists/java-se-subscription-pricelist-5028356.pdf" text:style-name="Internet_20_link" text:visited-style-name="Visited_20_Internet_20_Link"><text:span text:style-name="T12">Published price list for “Java SE Subscription”</text:span></text:a></text:p>
        </text:list-item>
      </text:list>
      <text:h text:style-name="P64" text:outline-level="2">Red Hat</text:h>
      <text:p text:style-name="P4">Red Hat produces OpenJDK binaries for various platforms that Red Hat Enterprise Linux runs on.</text:p>
      <text:h text:style-name="P68" text:outline-level="3">Support Options</text:h>
      <text:p text:style-name="P4">Red Hat won’t provide Java SE 9 and 10 releases. The next distribution that Red Hat plans to release is OpenJDK 11 for Red Hat Enterprise Linux 7. Currently, Java SE 8 is the supported release for Red Hat Enterprise Linux and the company will support it until 2023.</text:p>
      <text:h text:style-name="P68" text:outline-level="3">Important Links</text:h>
      <text:list xml:id="list517842175912494286" text:style-name="L22">
        <text:list-item>
          <text:p text:style-name="P25"><text:a xlink:type="simple" xlink:href="https://access.redhat.com/articles/1299013" text:style-name="Internet_20_link" text:visited-style-name="Visited_20_Internet_20_Link"><text:span text:style-name="T12">General Support information from Red Hat</text:span></text:a></text:p>
        </text:list-item>
        <text:list-item>
          <text:p text:style-name="P25"><text:a xlink:type="simple" xlink:href="https://github.com/ojdkbuild/ojdkbuild/releases" text:style-name="Internet_20_link" text:visited-style-name="Visited_20_Internet_20_Link"><text:span text:style-name="T12">Unsupported community built binaries Linux/Windows from Red Hat upstream</text:span></text:a><text:span text:style-name="T1"> (ojdkbuild)</text:span></text:p>
        </text:list-item>
      </text:list>
      <text:h text:style-name="P63" text:outline-level="1">Java Desktop / Java Web Start / JavaFX</text:h>
      <text:p text:style-name="P4">There are a number of changes with Desktop Java SE starting with Oracle JDK 11 that you need to be aware of.</text:p>
      <text:h text:style-name="P64" text:outline-level="2">JavaFX / OpenJFX</text:h>
      <text:p text:style-name="P4">Starting with Java SE 11, neither the OpenJDK builds or the Oracle JDK binaries include the JavaFX libraries. The JavaFX components will now be delivered as a separate SDK, or as artifacts that can be used via build tools (e.g. Apache Maven, Gradle et al.). As a positive consequence of this decoupling, JavaFX development can now have its own roadmap.  </text:p>
      <text:p text:style-name="Text_20_body"/>
      <text:p text:style-name="P3"><text:span text:style-name="T1">JavaFX is still being developed in </text:span><text:a xlink:type="simple" xlink:href="http://openjdk.java.net/projects/openjfx/" text:style-name="Internet_20_link" text:visited-style-name="Visited_20_Internet_20_Link"><text:span text:style-name="T12">OpenJFX</text:span></text:a><text:span text:style-name="T1">, which is a project under the OpenJDK community umbrella. Oracle, other companies and individuals in the wider community are actively developing JavaFX. An automatically synced </text:span><text:a xlink:type="simple" xlink:href="https://github.com/javafxports/openjdk-jfx" text:style-name="Internet_20_link" text:visited-style-name="Visited_20_Internet_20_Link"><text:span text:style-name="T12">GitHub mirror</text:span></text:a><text:span text:style-name="T10"> </text:span><text:span text:style-name="T1">is created as well, lowering the barrier for developers to contribute code and issues to JavaFX.</text:span></text:p>
      <text:p text:style-name="Text_20_body"/>
      <text:p text:style-name="P3"><text:span text:style-name="T1">At the moment builds for OpenJFX are only provided by </text:span><text:a xlink:type="simple" xlink:href="https://gluonhq.com/products/javafx/" text:style-name="Internet_20_link" text:visited-style-name="Visited_20_Internet_20_Link"><text:span text:style-name="T12">Gluon</text:span></text:a><text:span text:style-name="T1">. As all the OpenJFX source code is 100% open, others can create or distribute binaries as well. At OpenJFX, a similar approach as the one in OpenJDK is followed, where after releasing JavaFX 11, the focus is on JavaFX 12 and so on. JavaFX developers and users are encouraged to use the latest released version of OpenJFX. </text:span></text:p>
      <text:p text:style-name="Text_20_body"/>
      <text:p text:style-name="P3"><text:span text:style-name="T1">Gluon provides a </text:span><text:a xlink:type="simple" xlink:href="https://gluonhq.com/javafx-11-release-and-support-plans/" text:style-name="Internet_20_link" text:visited-style-name="Visited_20_Internet_20_Link"><text:span text:style-name="T12">Support Plan</text:span></text:a><text:span text:style-name="T10"> </text:span><text:span text:style-name="T1">for companies who want Long Term Support for JavaFX 11.</text:span></text:p>
      <text:h text:style-name="P64" text:outline-level="2">Java Packager</text:h>
      <text:p text:style-name="P3"><text:span text:style-name="T1">The </text:span><text:span text:style-name="T11">javapackager</text:span><text:span text:style-name="T1">, which allows bundling applications and its dependencies with (a subset of) the JVM is no longer part of OpenJFX and is removed from Oracle's JDK and Oracle OpenJDK builds starting with Java 11. A </text:span><text:a xlink:type="simple" xlink:href="https://bugs.openjdk.java.net/browse/JDK-8200758" text:style-name="Internet_20_link" text:visited-style-name="Visited_20_Internet_20_Link"><text:span text:style-name="T12">JEP</text:span></text:a><text:span text:style-name="T10"> </text:span><text:span text:style-name="T1">has been submitted for adding a Java Packaging Tool to OpenJDK. While the new Java Packaging Tool will not be ready for the Java 11 release, Gluon is working on a tool allowing Java 11 applications to be packaged into native images.</text:span></text:p>
      <text:h text:style-name="P64" text:outline-level="2">Java WebStart</text:h>
      <text:p text:style-name="P3"><text:span text:style-name="T1">If you are using Java Web Start technology to distribute desktop clients you should take care about the current situation as fast as possible since </text:span><text:a xlink:type="simple" xlink:href="https://dzone.com/articles/what-the-future-java-releases-will-mean-for-legacy" text:style-name="Internet_20_link" text:visited-style-name="Visited_20_Internet_20_Link"><text:span text:style-name="T12">Oracle has removed Web Start from Java</text:span></text:a><text:span text:style-name="T1">.</text:span></text:p>
      <text:p text:style-name="Text_20_body"/>
      <text:list xml:id="list6805742236661919941" text:style-name="L23">
        <text:list-item>
          <text:p text:style-name="P26"><text:a xlink:type="simple" xlink:href="https://icedtea.classpath.org/wiki/IcedTea-Web" text:style-name="Internet_20_link" text:visited-style-name="Visited_20_Internet_20_Link"><text:span text:style-name="T12">IcedTea-Web</text:span></text:a><text:span text:style-name="T1"> is an alternative you can use</text:span></text:p>
          <text:list>
            <text:list-item>
              <text:p text:style-name="P10">IBM will be supporting OpenJDK with OpenJ9 binaries with IcedTea-Web</text:p>
            </text:list-item>
            <text:list-item>
              <text:p text:style-name="P10"><text:soft-page-break/>Community builds from Red Hat include a simplified IcedTea-Web installer (ojdkbuild)</text:p>
            </text:list-item>
          </text:list>
        </text:list-item>
        <text:list-item>
          <text:p text:style-name="P26"><text:a xlink:type="simple" xlink:href="https://dev.karakun.com/webstart/" text:style-name="Internet_20_link" text:visited-style-name="Visited_20_Internet_20_Link"><text:span text:style-name="T12">Karakun is working on an OSS replacement for Web Start</text:span></text:a><text:span text:style-name="T1"> as well</text:span></text:p>
        </text:list-item>
      </text:list>
      <text:h text:style-name="P62" text:outline-level="1">FAQ</text:h>
      <text:p text:style-name="P4">We recognize that the post above may not have the information explained in a manner which answers your exact question. So we have an FAQ.</text:p>
      <text:h text:style-name="P64" text:outline-level="2">OpenJDK variants vs each other and vs Oracle JDK</text:h>
      <text:p text:style-name="Text_20_body"/>
      <text:p text:style-name="P5">Q. Differences between OpenJDK vs Oracle's OpenJDK builds vs Oracle JDK?</text:p>
      <text:p text:style-name="Text_20_body"/>
      <text:p text:style-name="P4">We'll just talk about Java 11+ LTS releases here. Oracle JDK and Oracle OpenJDK build are identical, but are licensed in different ways (commercial and GPLv2+CE respectively).</text:p>
      <text:p text:style-name="Text_20_body"/>
      <text:p text:style-name="P4">Oracle JDK / Oracle OpenJDK builds and OpenJDK builds from other providers will be built from the same source for the first six months of updates and should be interchangeable for that period. After six months Oracle JDK / Oracle OpenJDK builds will be built from Oracle's own fork. Other OpenJDK providers will continue to create binaries from the OpenJDK updates project.  Oracle JDK / Oracle OpenJDK and OpenJDK build from the other providers may, therefore, differ in small ways. Binaries from various parties may, of course, vary over time.</text:p>
      <text:p text:style-name="Text_20_body"/>
      <text:p text:style-name="P5">Q. Differences between OpenJDK from (non-Oracle) provider A vs provider B?</text:p>
      <text:p text:style-name="Text_20_body"/>
      <text:p text:style-name="P4">We'll just talk about LTS releases here. As has been the case with the Java SE 6 and Java SE 7 updates projects, various providers work together upstream in the OpenJDK community, which provides the common repositories, mailing lists, and other infra to share the work. This means the difference between OpenJDK-based binaries are mostly non-core features, like extended monitoring and diagnostic support. Although there may be small differences in the final binaries (perhaps a provider-specific tool etc) they will all at least have the same security and stability baseline as has been true for many years.</text:p>
      <text:h text:style-name="P64" text:outline-level="2">Oracle JDK / OpenJDK 8, 11 End of Public Updates by Oracle</text:h>
      <text:p text:style-name="P4">With the Oracle JDK 8 and 11 End of Public Updates for Oracle happening soon, some folks are unclear on the ramifications:</text:p>
      <text:p text:style-name="Text_20_body"/>
      <text:p text:style-name="P5"><text:soft-page-break/>Q. If I stay on Oracle JDK 8 / 11, do I have to pay to get security and bug fixes?</text:p>
      <text:p text:style-name="Text_20_body"/>
      <text:p text:style-name="P4">For Oracle JDK 8, for personal desktop use, then no. For commercial use after January 2019, then yes. For Oracle OpenJDK builds starting with Java SE 11, after the initial 6 months of updates, then yes.</text:p>
      <text:p text:style-name="Text_20_body"/>
      <text:p text:style-name="P5">Q. If I stay on OpenJDK 8 / 11, do I have to pay to get security and bug fixes?</text:p>
      <text:p text:style-name="Text_20_body"/>
      <text:p text:style-name="P4">Not necessarily. As was the case with Java SE 6 and Java SE 7, Oracle works with the OpenJDK community to transition the leadership of OpenJDK update projects to other contributors.  This has worked well for over a decade. It is very likely Red Hat will continue this leadership in OpenJDK 8 and OpenJDK 11 updates with help from Oracle and other parties. This means important patches will get selectively backported. You then have the choice of taking downstream OpenJDK based binaries from a variety of providers for free, or as part of a paid support offering. In particular, there is an OpenJDK Vulnerability group which deals with 0-day exploits and CVE's and ensures that fixes get out as quickly as possible.</text:p>
      <text:p text:style-name="Text_20_body"/>
      <text:p text:style-name="P5">Q. Will Oracle’s JDK 8 and 11 still be available for download (last public release)? For example, a company has software that only runs on Oracle's JDK 8 and they provision a new machine after January 2019?</text:p>
      <text:p text:style-name="Text_20_body"/>
      <text:p text:style-name="P3"><text:span text:style-name="T1">You can still download older versions of the Oracle JDK up to the point where the </text:span><text:a xlink:type="simple" xlink:href="http://www.oracle.com/technetwork/java/archive-139210.html" text:style-name="Internet_20_link" text:visited-style-name="Visited_20_Internet_20_Link"><text:span text:style-name="T12">public updates stop</text:span></text:a><text:span text:style-name="T1">. There is no reason to expect these archives to be removed. Moreover, Oracle JDK 8 continues to be free for personal desktop use through at least 2020.</text:span></text:p>
      <text:p text:style-name="Text_20_body"/>
      <text:p text:style-name="P5">Q. If someone is using Oracle JDK 8 to run commercial software, after January 2019 do they need to purchase a license?</text:p>
      <text:p text:style-name="Text_20_body"/>
      <text:p text:style-name="P3"><text:span text:style-name="T1">No. The user can continue to use Oracle JDK 8 indefinitely without paying. The only cost is if they want to get updates beyond Jan 2019, in which case they will need to purchase an </text:span><text:span text:style-name="T4">"Oracle Java SE subscription"</text:span><text:span text:style-name="T1">. This follows the usual </text:span><text:span text:style-name="T10">“</text:span><text:span text:style-name="T4">End of Public Updates”</text:span><text:span text:style-name="T10"> </text:span><text:a xlink:type="simple" xlink:href="https://blogs.oracle.com/java-platform-group/end-of-public-updates-is-a-process%2C-not-an-event" text:style-name="Internet_20_link" text:visited-style-name="Visited_20_Internet_20_Link"><text:span text:style-name="T12">process</text:span></text:a><text:span text:style-name="T10"> </text:span><text:span text:style-name="T1">which has been in practice for well over a decade. Also, note that Oracle JDK 8 continues to be free for personal desktop use through at least 2020.</text:span></text:p>
      <text:p text:style-name="Text_20_body"/>
      <text:p text:style-name="P5">Q. What happens to Oracle Java Web Start after January 2019? Does it continue to run or at what point do you need to purchase a license?</text:p>
      <text:p text:style-name="Text_20_body"/>
      <text:p text:style-name="P3"><text:span text:style-name="T1">Since Web Start is part of Oracle JDK 8 it will continue to work and can be used indefinitely without </text:span><text:soft-page-break/><text:span text:style-name="T1">cost. As above if you need updates (bug fix and security patches) you will need to purchase a "</text:span><text:span text:style-name="T4">Java SE subscription"</text:span><text:span text:style-name="T1">. If your end users are consumers, they are covered for free until at least 2020 as Oracle JDK 8 will continue to be free for personal desktop use until at least the end of 2020. Oracle has stated that they will continue to support (i.e. provide commercial updates for) Java Web Start at least until March 2025.</text:span></text:p>
      <text:p text:style-name="Text_20_body"/>
      <text:p text:style-name="P3"><text:span text:style-name="T1">There is also </text:span><text:a xlink:type="simple" xlink:href="https://icedtea.classpath.org/wiki/IcedTea-Web" text:style-name="Internet_20_link" text:visited-style-name="Visited_20_Internet_20_Link"><text:span text:style-name="T12">IcedTea-Web</text:span></text:a><text:span text:style-name="T10"> </text:span><text:span text:style-name="T1">as an alternative and </text:span><text:a xlink:type="simple" xlink:href="https://dev.karakun.com/webstart/" text:style-name="Internet_20_link" text:visited-style-name="Visited_20_Internet_20_Link"><text:span text:style-name="T12">Karakun is working on an OSS replacement for Web Start</text:span></text:a><text:span text:style-name="T1">.</text:span></text:p>
      <text:h text:style-name="P62" text:outline-level="1">Appendix I - Signatories, Thanks and References</text:h>
      <text:p text:style-name="P4">Special thanks go to the following folks who paved a road with their earlier blog posts. Many of the links and material in this document were cribbed and collated (with permission) from these sources.</text:p>
      <text:p text:style-name="Text_20_body"/>
      <text:list xml:id="list2956986681955777280" text:style-name="L24">
        <text:list-item>
          <text:p text:style-name="P27"><text:a xlink:type="simple" xlink:href="https://community.oracle.com/community/technology_network_community/java/java-champions" text:style-name="Internet_20_link" text:visited-style-name="Visited_20_Internet_20_Link"><text:span text:style-name="T12">Java Champions</text:span></text:a><text:span text:style-name="T1"> - A Community Body of Java Experts</text:span></text:p>
          <text:list>
            <text:list-item>
              <text:p text:style-name="P27"><text:span text:style-name="T1">Simon Ritter (Deputy CTO - Azul) - </text:span><text:a xlink:type="simple" xlink:href="https://www.azul.com/eliminating-java-update-confusion/" text:style-name="Internet_20_link" text:visited-style-name="Visited_20_Internet_20_Link"><text:span text:style-name="T12">Eliminating Java Update Confusion</text:span></text:a></text:p>
            </text:list-item>
            <text:list-item>
              <text:p text:style-name="P27"><text:span text:style-name="T1">Stephen Colebourne (Joda-Time author) - </text:span><text:a xlink:type="simple" xlink:href="http://blog.joda.org/2018/08/java-is-still-available-at-zero-cost.html" text:style-name="Internet_20_link" text:visited-style-name="Visited_20_Internet_20_Link"><text:span text:style-name="T12">Java is still available at Zero Cost</text:span></text:a><text:span text:style-name="T1"> and </text:span><text:a xlink:type="simple" xlink:href="https://blog.joda.org/2018/09/time-to-look-beyond-oracles-jdk.html" text:style-name="Internet_20_link" text:visited-style-name="Visited_20_Internet_20_Link"><text:span text:style-name="T12">Java 11 Options</text:span></text:a><text:span text:style-name="T1">.</text:span></text:p>
            </text:list-item>
            <text:list-item>
              <text:p text:style-name="P27"><text:span text:style-name="T1">Hendrik Ebbers (Co-founder Karakun) - </text:span><text:a xlink:type="simple" xlink:href="https://dev.karakun.com/java/2018/06/25/java-releases.html" text:style-name="Internet_20_link" text:visited-style-name="Visited_20_Internet_20_Link"><text:span text:style-name="T12">Do I need to pay for Java now?</text:span></text:a></text:p>
            </text:list-item>
            <text:list-item>
              <text:p text:style-name="P27"><text:span text:style-name="T1">Johan Vos (Co-founder Gluon) - </text:span><text:a xlink:type="simple" xlink:href="https://gluonhq.com/javafx-11-release-and-support-plans/" text:style-name="Internet_20_link" text:visited-style-name="Visited_20_Internet_20_Link"><text:span text:style-name="T12">JavaFX Release and Support Plans</text:span></text:a></text:p>
            </text:list-item>
            <text:list-item>
              <text:p text:style-name="P11">Martijn Verburg - Lead Author / Facilitator of this document</text:p>
            </text:list-item>
            <text:list-item>
              <text:p text:style-name="P11">Many others!</text:p>
            </text:list-item>
          </text:list>
        </text:list-item>
        <text:list-item>
          <text:p text:style-name="P11">Oracle via Donald Smith (Senior Director of Product Management)</text:p>
          <text:list>
            <text:list-item>
              <text:p text:style-name="P27"><text:a xlink:type="simple" xlink:href="https://blogs.oracle.com/java-platform-group/faster-and-easier-use-and-redistribution-of-java-se" text:style-name="Internet_20_link" text:visited-style-name="Visited_20_Internet_20_Link"><text:span text:style-name="T12">Faster and Easier User and Redistribution of Java SE</text:span></text:a></text:p>
            </text:list-item>
            <text:list-item>
              <text:p text:style-name="P27"><text:a xlink:type="simple" xlink:href="https://blogs.oracle.com/java-platform-group/extension-of-oracle-java-se-8-public-updates-and-java-web-start-support" text:style-name="Internet_20_link" text:visited-style-name="Visited_20_Internet_20_Link"><text:span text:style-name="T12">Extension of Oracle Java SE 8 Public Updates and Java Web Start support</text:span></text:a></text:p>
            </text:list-item>
            <text:list-item>
              <text:p text:style-name="P27"><text:a xlink:type="simple" xlink:href="https://blogs.oracle.com/java-platform-group/the-future-of-javafx-and-other-java-client-roadmap-updates" text:style-name="Internet_20_link" text:visited-style-name="Visited_20_Internet_20_Link"><text:span text:style-name="T12">The future of JavaFX and other Java Client Roadmap Updates</text:span></text:a></text:p>
            </text:list-item>
            <text:list-item>
              <text:p text:style-name="P27"><text:a xlink:type="simple" xlink:href="https://blogs.oracle.com/java-platform-group/update-and-faq-on-the-java-se-release-cadence" text:style-name="Internet_20_link" text:visited-style-name="Visited_20_Internet_20_Link"><text:span text:style-name="T12">Update and FAQ on the Java SE Release Cadence</text:span></text:a></text:p>
            </text:list-item>
            <text:list-item>
              <text:p text:style-name="P27"><text:a xlink:type="simple" xlink:href="https://blogs.oracle.com/java-platform-group/a-quick-summary-on-the-new-java-se-subscription" text:style-name="Internet_20_link" text:visited-style-name="Visited_20_Internet_20_Link"><text:span text:style-name="T12">A Quick Summary on the new Oracle Java SE Subscription</text:span></text:a></text:p>
            </text:list-item>
            <text:list-item>
              <text:p text:style-name="P27"><text:a xlink:type="simple" xlink:href="https://blogs.oracle.com/java-platform-group/oracle-jdk-releases-for-java-11-and-later" text:style-name="Internet_20_link" text:visited-style-name="Visited_20_Internet_20_Link"><text:span text:style-name="T12">Oracle JDK Releases for Java 11 and later</text:span></text:a></text:p>
            </text:list-item>
          </text:list>
        </text:list-item>
        <text:list-item>
          <text:p text:style-name="P11">Other notable folks</text:p>
          <text:list>
            <text:list-item>
              <text:p text:style-name="P29"><text:span text:style-name="T1">Jonas Konrad - </text:span><text:a xlink:type="simple" xlink:href="https://yawk.at/java-support/" text:style-name="Internet_20_link" text:visited-style-name="Visited_20_Internet_20_Link"><text:span text:style-name="T12">Java Support</text:span></text:a></text:p>
            </text:list-item>
          </text:list>
        </text:list-item>
      </text:list>
      <text:p text:style-name="Text_20_body"/>
      <text:p text:style-name="P4">The following Java ecosystem folks back this document as a fair and balanced record of the state of Java SE / OpenJDK and plans for free updates and/or paid support.</text:p>
      <text:p text:style-name="P2"/>
      <table:table table:name="Tableau13" table:style-name="Tableau13">
        <table:table-column table:style-name="Tableau13.A"/>
        <table:table-column table:style-name="Tableau13.B"/>
        <table:table-row>
          <table:table-cell table:style-name="Tableau13.A1" office:value-type="string">
            <text:p text:style-name="P50">Person</text:p>
          </table:table-cell>
          <table:table-cell table:style-name="Tableau13.A1" office:value-type="string">
            <text:p text:style-name="P50">Credentials</text:p>
          </table:table-cell>
        </table:table-row>
        <table:table-row>
          <table:table-cell table:style-name="Tableau13.A1" office:value-type="string">
            <text:p text:style-name="P52">Martijn Verburg</text:p>
          </table:table-cell>
          <table:table-cell table:style-name="Tableau13.A1" office:value-type="string">
            <text:p text:style-name="P52">AdoptOpenJDK co-lead, Java Champion, London JUG Leader, Member <text:soft-page-break/>of JCP Executive Committee, Jakarta EE Steering Committee Member, CEO @ jClarity</text:p>
          </table:table-cell>
        </table:table-row>
        <table:table-row>
          <table:table-cell table:style-name="Tableau13.A1" office:value-type="string">
            <text:p text:style-name="P52">Hendrik Ebbers</text:p>
          </table:table-cell>
          <table:table-cell table:style-name="Tableau13.A1" office:value-type="string">
            <text:p text:style-name="P52">Java Champion, JUG Dortmund Leader, JSR EG member, Co-founder of Karakun</text:p>
          </table:table-cell>
        </table:table-row>
        <table:table-row>
          <table:table-cell table:style-name="Tableau13.A1" office:value-type="string">
            <text:p text:style-name="P52">Ivar Grimstad</text:p>
          </table:table-cell>
          <table:table-cell table:style-name="Tableau13.A1" office:value-type="string">
            <text:p text:style-name="P52">Java Champion, Malmö JUG Leader, JCP Executive Committee Member, EE4J PMC Lead, Jakarta EE WG Member</text:p>
          </table:table-cell>
        </table:table-row>
        <table:table-row>
          <table:table-cell table:style-name="Tableau13.A1" office:value-type="string">
            <text:p text:style-name="P52">Markus Eisele</text:p>
          </table:table-cell>
          <table:table-cell table:style-name="Tableau13.A1" office:value-type="string">
            <text:p text:style-name="P52">Java Champion</text:p>
          </table:table-cell>
        </table:table-row>
        <table:table-row>
          <table:table-cell table:style-name="Tableau13.A1" office:value-type="string">
            <text:p text:style-name="P52">Heinz Kabutz</text:p>
          </table:table-cell>
          <table:table-cell table:style-name="Tableau13.A1" office:value-type="string">
            <text:p text:style-name="P52">Java Champion, The Java Specialists’ Newsletter, JCrete Founder</text:p>
          </table:table-cell>
        </table:table-row>
        <table:table-row>
          <table:table-cell table:style-name="Tableau13.A1" office:value-type="string">
            <text:p text:style-name="P52">Ivan St. Ivanov</text:p>
          </table:table-cell>
          <table:table-cell table:style-name="Tableau13.A1" office:value-type="string">
            <text:p text:style-name="P52">Java Champion, Bulgarian JUG Leader, jPrime Conference Organizer, Virtual JUG Leader, VIDA Software co-founder, and senior programmer</text:p>
          </table:table-cell>
        </table:table-row>
        <table:table-row>
          <table:table-cell table:style-name="Tableau13.A1" office:value-type="string">
            <text:p text:style-name="P52">Stephen Colebourne</text:p>
          </table:table-cell>
          <table:table-cell table:style-name="Tableau13.A1" office:value-type="string">
            <text:p text:style-name="P52">Java Champion, Creator Joda and ThreeTen projects</text:p>
          </table:table-cell>
        </table:table-row>
        <table:table-row>
          <table:table-cell table:style-name="Tableau13.A1" office:value-type="string">
            <text:p text:style-name="P52">Trisha Gee</text:p>
          </table:table-cell>
          <table:table-cell table:style-name="Tableau13.A1" office:value-type="string">
            <text:p text:style-name="P52">Java Champion, Sevilla Java User Group Leader, JCP Executive Committee Member, Java Developer Advocate for JetBrains</text:p>
          </table:table-cell>
        </table:table-row>
        <table:table-row>
          <table:table-cell table:style-name="Tableau13.A1" office:value-type="string">
            <text:p text:style-name="P52">Josh Long</text:p>
          </table:table-cell>
          <table:table-cell table:style-name="Tableau13.A1" office:value-type="string">
            <text:p text:style-name="P52">Java Champion, Spring Developer Advocate for Pivotal, best-selling book author and prolific speaker worldwide</text:p>
          </table:table-cell>
        </table:table-row>
        <table:table-row>
          <table:table-cell table:style-name="Tableau13.A1" office:value-type="string">
            <text:p text:style-name="P52">Gail Anderson</text:p>
          </table:table-cell>
          <table:table-cell table:style-name="Tableau13.A1" office:value-type="string">
            <text:p text:style-name="P52">Java Champion, Oracle Developer Champion, co-founder Anderson Software Group, Inc.</text:p>
          </table:table-cell>
        </table:table-row>
        <table:table-row>
          <table:table-cell table:style-name="Tableau13.A1" office:value-type="string">
            <text:p text:style-name="P52">Justin Lee</text:p>
          </table:table-cell>
          <table:table-cell table:style-name="Tableau13.A1" office:value-type="string">
            <text:p text:style-name="P52">Java Champion, JSR EG Member</text:p>
          </table:table-cell>
        </table:table-row>
        <table:table-row>
          <table:table-cell table:style-name="Tableau13.A1" office:value-type="string">
            <text:p text:style-name="P52">Mattias Karlsson</text:p>
          </table:table-cell>
          <table:table-cell table:style-name="Tableau13.A1" office:value-type="string">
            <text:p text:style-name="P52">Java Champion, JUG Leader, and Jfokus conference founder</text:p>
          </table:table-cell>
        </table:table-row>
        <table:table-row>
          <table:table-cell table:style-name="Tableau13.A1" office:value-type="string">
            <text:p text:style-name="P52">Andres Almiray</text:p>
          </table:table-cell>
          <table:table-cell table:style-name="Tableau13.A1" office:value-type="string">
            <text:p text:style-name="P52">Java Champion, JCP EC Member, Oracle Developer Champion, Hackergarten worldwide</text:p>
          </table:table-cell>
        </table:table-row>
        <table:table-row>
          <table:table-cell table:style-name="Tableau13.A1" office:value-type="string">
            <text:p text:style-name="P52">Enrique Zamudio</text:p>
          </table:table-cell>
          <table:table-cell table:style-name="Tableau13.A1" office:value-type="string">
            <text:p text:style-name="P52">Java Champion, JVMMX (Mexico City JUG), author of j8583, jAlarms, Ceylon to Javascript compiler</text:p>
          </table:table-cell>
        </table:table-row>
        <table:table-row>
          <table:table-cell table:style-name="Tableau13.A1" office:value-type="string">
            <text:p text:style-name="P52">Alan Williamson</text:p>
          </table:table-cell>
          <table:table-cell table:style-name="Tableau13.A1" office:value-type="string">
            <text:p text:style-name="P52">Java Champion, author, podcaster,  CTO of MacLaurin Group </text:p>
          </table:table-cell>
        </table:table-row>
        <table:table-row>
          <table:table-cell table:style-name="Tableau13.A1" office:value-type="string">
            <text:p text:style-name="P52">Maurice Naftalin</text:p>
          </table:table-cell>
          <table:table-cell table:style-name="Tableau13.A1" office:value-type="string">
            <text:p text:style-name="P52">Java Champion, Oracle Developer Champion, author</text:p>
          </table:table-cell>
        </table:table-row>
        <table:table-row>
          <table:table-cell table:style-name="Tableau13.A1" office:value-type="string">
            <text:p text:style-name="P52">Mark Heckler</text:p>
          </table:table-cell>
          <table:table-cell table:style-name="Tableau13.A1" office:value-type="string">
            <text:p text:style-name="P52">Java Champion, Spring Developer Advocate for Pivotal, conference speaker, &amp; published author</text:p>
          </table:table-cell>
        </table:table-row>
        <table:table-row>
          <table:table-cell table:style-name="Tableau13.A1" office:value-type="string">
            <text:p text:style-name="P52">Kirk Pepperdine</text:p>
          </table:table-cell>
          <table:table-cell table:style-name="Tableau13.A1" office:value-type="string">
            <text:p text:style-name="P52">Java Champion, jCrete cofounder, Performance tuning advocate, co-founder jClarity</text:p>
          </table:table-cell>
        </table:table-row>
        <table:table-row>
          <table:table-cell table:style-name="Tableau13.A1" office:value-type="string">
            <text:p text:style-name="P52">Matt Raible</text:p>
          </table:table-cell>
          <table:table-cell table:style-name="Tableau13.A1" office:value-type="string">
            <text:p text:style-name="P52">Java Champion, Web Developer, and Developer Advocate at Okta. Classic VWs Enthusiast.</text:p>
          </table:table-cell>
        </table:table-row>
        <table:table-row>
          <table:table-cell table:style-name="Tableau13.A1" office:value-type="string">
            <text:p text:style-name="P52">Henri Tremblay</text:p>
          </table:table-cell>
          <table:table-cell table:style-name="Tableau13.A1" office:value-type="string">
            <text:p text:style-name="P52">Java Champion, Montréal JUG &amp; Devoxx4kids Québec leader, EasyMock and Objenesis lead developer, conference speaker</text:p>
          </table:table-cell>
        </table:table-row>
        <table:table-row>
          <table:table-cell table:style-name="Tableau13.A1" office:value-type="string">
            <text:p text:style-name="P52">Cay Horstmann</text:p>
          </table:table-cell>
          <table:table-cell table:style-name="Tableau13.A1" office:value-type="string">
            <text:p text:style-name="P52">Java Champion, author of “Core Java”</text:p>
          </table:table-cell>
        </table:table-row>
        <text:soft-page-break/>
        <table:table-row>
          <table:table-cell table:style-name="Tableau13.A1" office:value-type="string">
            <text:p text:style-name="P52">David Heffelfinger</text:p>
          </table:table-cell>
          <table:table-cell table:style-name="Tableau13.A1" office:value-type="string">
            <text:p text:style-name="P52">Java Champion, Apache NetBeans Committer, Technical Author, Jakarta EE Consultant, and Instructor.</text:p>
          </table:table-cell>
        </table:table-row>
        <table:table-row>
          <table:table-cell table:style-name="Tableau13.A1" office:value-type="string">
            <text:p text:style-name="P52">Josh Juneau</text:p>
          </table:table-cell>
          <table:table-cell table:style-name="Tableau13.A1" office:value-type="string">
            <text:p text:style-name="P52">Java Champion, Apache NetBeans Committer, Jakarta EE Mojarra Committer, Technical Author, Podcaster</text:p>
          </table:table-cell>
        </table:table-row>
        <table:table-row>
          <table:table-cell table:style-name="Tableau13.A1" office:value-type="string">
            <text:p text:style-name="P52">Jonathan Giles</text:p>
          </table:table-cell>
          <table:table-cell table:style-name="Tableau13.A1" office:value-type="string">
            <text:p text:style-name="P52">Java Champion, Dukes Choice Award winner, Microsoft Cloud Developer Advocate, Co-founder Gluon</text:p>
          </table:table-cell>
        </table:table-row>
        <table:table-row>
          <table:table-cell table:style-name="Tableau13.A1" office:value-type="string">
            <text:p text:style-name="P52">Ben Evans</text:p>
          </table:table-cell>
          <table:table-cell table:style-name="Tableau13.A1" office:value-type="string">
            <text:p text:style-name="P52">Java Champion, former JCP EC Member, co-founder jClarity, author of “Java in a Nutshell” &amp; “Optimizing Java”</text:p>
          </table:table-cell>
        </table:table-row>
        <table:table-row>
          <table:table-cell table:style-name="Tableau13.A1" office:value-type="string">
            <text:p text:style-name="P52">Johan Vos</text:p>
          </table:table-cell>
          <table:table-cell table:style-name="Tableau13.A1" office:value-type="string">
            <text:p text:style-name="P52">Java Champion, Oracle Developer Champion, Gluon co-founder</text:p>
          </table:table-cell>
        </table:table-row>
        <table:table-row>
          <table:table-cell table:style-name="Tableau13.A1" office:value-type="string">
            <text:p text:style-name="P52">Thor Henning Hetland</text:p>
          </table:table-cell>
          <table:table-cell table:style-name="Tableau13.A1" office:value-type="string">
            <text:p text:style-name="P52">Java Champion, Principal at Capra Consulting. Community leader Cantara, javaBin, JavaZone, Oslo Software Architecture and more..  </text:p>
          </table:table-cell>
        </table:table-row>
        <table:table-row>
          <table:table-cell table:style-name="Tableau13.A1" office:value-type="string">
            <text:p text:style-name="P52">Simone Bordet</text:p>
          </table:table-cell>
          <table:table-cell table:style-name="Tableau13.A1" office:value-type="string">
            <text:p text:style-name="P52">Java Champion, JUG Torino co-leader, Jetty team member</text:p>
          </table:table-cell>
        </table:table-row>
        <table:table-row>
          <table:table-cell table:style-name="Tableau13.A1" office:value-type="string">
            <text:p text:style-name="P52">Holly Cummins</text:p>
          </table:table-cell>
          <table:table-cell table:style-name="Tableau13.A1" office:value-type="string">
            <text:p text:style-name="P58"><text:span text:style-name="T1">Java Champion, Author of </text:span><text:span text:style-name="T4">Enterprise OSGi in Action</text:span></text:p>
          </table:table-cell>
        </table:table-row>
        <table:table-row>
          <table:table-cell table:style-name="Tableau13.A1" office:value-type="string">
            <text:p text:style-name="P52">Daniel Bryant</text:p>
          </table:table-cell>
          <table:table-cell table:style-name="Tableau13.A1" office:value-type="string">
            <text:p text:style-name="P58"><text:span text:style-name="T1">Java Champion, co-author of </text:span><text:span text:style-name="T4">Continuous Delivery in Java, </text:span><text:span text:style-name="T1">and leader within the LJC</text:span><text:span text:style-name="T10"> </text:span></text:p>
          </table:table-cell>
        </table:table-row>
        <table:table-row>
          <table:table-cell table:style-name="Tableau13.A1" office:value-type="string">
            <text:p text:style-name="P52">Mohamed Taman</text:p>
          </table:table-cell>
          <table:table-cell table:style-name="Tableau13.A1" office:value-type="string">
            <text:p text:style-name="P52">Java Champions, Oracle Developer Champions, JCP member, EGJUG leader, Sr. Enterprise Architect / Sr. Software Engineer @WebCentric Belgrade, Serbia. International speaker, Books Author of "JavaFX essentials", "Getting started with clean code, Java SE 9", and “Hands-On Java 10 Programming with JShell”. Won Duke’s choice 2015, 2014 awards, &amp; JCP outstanding adopt-a-jar participant 2013 awards</text:p>
          </table:table-cell>
        </table:table-row>
        <table:table-row>
          <table:table-cell table:style-name="Tableau13.A1" office:value-type="string">
            <text:p text:style-name="P52">Simon Maple</text:p>
          </table:table-cell>
          <table:table-cell table:style-name="Tableau13.A1" office:value-type="string">
            <text:p text:style-name="P52">Java Champion, Oracle Developer Champion, Virtual JUG leader, Director of Developer Relations, Snyk.</text:p>
          </table:table-cell>
        </table:table-row>
        <table:table-row>
          <table:table-cell table:style-name="Tableau13.A1" office:value-type="string">
            <text:p text:style-name="P52">Oliver Gierke</text:p>
          </table:table-cell>
          <table:table-cell table:style-name="Tableau13.A1" office:value-type="string">
            <text:p text:style-name="P52">Java Champion, Spring Data Project Lead at Pivotal Software, Inc.</text:p>
          </table:table-cell>
        </table:table-row>
        <table:table-row>
          <table:table-cell table:style-name="Tableau13.A1" office:value-type="string">
            <text:p text:style-name="P52">Jean-Michel Doudoux</text:p>
          </table:table-cell>
          <table:table-cell table:style-name="Tableau13.A1" office:value-type="string">
            <text:p text:style-name="P58"><text:span text:style-name="T1">Java Champion, author of “</text:span><text:span text:style-name="T22">Développons en Java”</text:span></text:p>
          </table:table-cell>
        </table:table-row>
        <table:table-row>
          <table:table-cell table:style-name="Tableau13.A1" office:value-type="string">
            <text:p text:style-name="P52">Michael Kölling</text:p>
          </table:table-cell>
          <table:table-cell table:style-name="Tableau13.A1" office:value-type="string">
            <text:p text:style-name="P52">Java Champion, Creator of BlueJ and Greenfoot, author of ‘Objects First with Java’.</text:p>
          </table:table-cell>
        </table:table-row>
        <table:table-row>
          <table:table-cell table:style-name="Tableau13.A1" office:value-type="string">
            <text:p text:style-name="P52">Mert Çalışkan</text:p>
          </table:table-cell>
          <table:table-cell table:style-name="Tableau13.A1" office:value-type="string">
            <text:p text:style-name="P52">Java Champion, Director of OpsGenie Academy, Published Author, Speaker</text:p>
          </table:table-cell>
        </table:table-row>
        <table:table-row>
          <table:table-cell table:style-name="Tableau13.A1" office:value-type="string">
            <text:p text:style-name="P52">Leonardo M R Lima</text:p>
          </table:table-cell>
          <table:table-cell table:style-name="Tableau13.A1" office:value-type="string">
            <text:p text:style-name="P52">Java Champion, JSR Spec Lead</text:p>
          </table:table-cell>
        </table:table-row>
        <table:table-row>
          <table:table-cell table:style-name="Tableau13.A1" office:value-type="string">
            <text:p text:style-name="P52">Cesar Hernandez</text:p>
          </table:table-cell>
          <table:table-cell table:style-name="Tableau13.A1" office:value-type="string">
            <text:p text:style-name="P52">Java Champion, Senior Software Engineer at Tomitribe,  Eclipse Foundation Committer, Guatemala Java User Group member, Speaker and board member of Latin America Virtual JUG JEspañol.</text:p>
          </table:table-cell>
        </table:table-row>
        <table:table-row>
          <table:table-cell table:style-name="Tableau13.A1" office:value-type="string">
            <text:p text:style-name="P52">Rustam Mehmandarov</text:p>
          </table:table-cell>
          <table:table-cell table:style-name="Tableau13.A1" office:value-type="string">
            <text:p text:style-name="P52">Java Champion, Chief Engineer, Leader of JavaZone, board member and former leader of javaBin – Norwegian Java User Group.</text:p>
          </table:table-cell>
        </table:table-row>
        <text:soft-page-break/>
        <table:table-row>
          <table:table-cell table:style-name="Tableau13.A1" office:value-type="string">
            <text:p text:style-name="P52">Paul Bakker</text:p>
          </table:table-cell>
          <table:table-cell table:style-name="Tableau13.A1" office:value-type="string">
            <text:p text:style-name="P52">Java Champion, Senior Software Engineer at Netflix</text:p>
          </table:table-cell>
        </table:table-row>
        <table:table-row>
          <table:table-cell table:style-name="Tableau13.A1" office:value-type="string">
            <text:p text:style-name="P61">Geir Magnusson Jr</text:p>
          </table:table-cell>
          <table:table-cell table:style-name="Tableau13.A1" office:value-type="string">
            <text:p text:style-name="P52">Java Champion, Member Apache Software Foundation, CTO at fuboTV</text:p>
          </table:table-cell>
        </table:table-row>
        <table:table-row>
          <table:table-cell table:style-name="Tableau13.A1" office:value-type="string">
            <text:p text:style-name="P52">Jorge Vargas</text:p>
          </table:table-cell>
          <table:table-cell table:style-name="Tableau13.A1" office:value-type="string">
            <text:p text:style-name="P52">Java Champion, JUG Leader JavaUP - Mexico -  Speaker and member of JUG JEspañol.</text:p>
          </table:table-cell>
        </table:table-row>
        <table:table-row>
          <table:table-cell table:style-name="Tableau13.A1" office:value-type="string">
            <text:p text:style-name="P52">Bruno Souza</text:p>
          </table:table-cell>
          <table:table-cell table:style-name="Tableau13.A1" office:value-type="string">
            <text:p text:style-name="P52">Java Champion, JUG Leader of SouJava</text:p>
          </table:table-cell>
        </table:table-row>
        <table:table-row>
          <table:table-cell table:style-name="Tableau13.A1" office:value-type="string">
            <text:p text:style-name="P52">Ian F. Darwin</text:p>
          </table:table-cell>
          <table:table-cell table:style-name="Tableau13.A1" office:value-type="string">
            <text:p text:style-name="P52">Java Champion, Developer, Author, Trainer, Mentor, Speaker. Author of O’Reilly Java Cookbook, Android Cookbook, etc.</text:p>
          </table:table-cell>
        </table:table-row>
      </table:table>
      <text:p text:style-name="P46">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DONADINI</meta:initial-creator>
    <meta:creation-date>2019-02-01T15:35:44.423101063</meta:creation-date>
    <dc:date>2019-02-01T15:37:18.232301758</dc:date>
    <dc:creator>Adrien DONADINI</dc:creator>
    <meta:editing-duration>PT1M33S</meta:editing-duration>
    <meta:editing-cycles>1</meta:editing-cycles>
    <meta:document-statistic meta:table-count="13" meta:image-count="0" meta:object-count="0" meta:page-count="22" meta:paragraph-count="413" meta:word-count="5942" meta:character-count="35292" meta:non-whitespace-character-count="29788"/>
    <meta:generator>LibreOffice/4.3.3.2$Linux_X86_64 LibreOffice_project/430m0$Build-2</meta:generator>
  </office:meta>
</office:document-meta>
</file>